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4.69pt" fo:break-before="auto" style:use-optimal-row-height="false"/>
    </style:style>
    <style:style style:name="ro3" style:family="table-row">
      <style:table-row-properties style:row-height="35.94pt" fo:break-before="auto" style:use-optimal-row-height="false"/>
    </style:style>
    <style:style style:name="ro4" style:family="table-row">
      <style:table-row-properties style:row-height="62.96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4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2" style:family="table-cell" style:parent-style-name="Default">
      <style:table-cell-properties fo:background-color="#e3fad8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3" style:family="table-cell" style:parent-style-name="Default">
      <style:table-cell-properties fo:background-color="#fff7ff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" style:family="table-cell" style:parent-style-name="Default">
      <style:table-cell-properties fo:background-color="#f7e6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9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10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12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6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7" style:family="table-cell" style:parent-style-name="Default" style:data-style-name="N1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8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9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0" style:family="table-cell" style:parent-style-name="Default">
      <style:table-cell-properties fo:border-bottom="0.06pt solid #000000" fo:background-color="#f7f1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1" style:family="table-cell" style:parent-style-name="Default" style:data-style-name="N10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2" style:family="table-cell" style:parent-style-name="Default">
      <style:table-cell-properties fo:background-color="#f7f7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3" style:family="table-cell" style:parent-style-name="Default">
      <style:table-cell-properties fo:border-bottom="0.06pt solid #000000" fo:background-color="#f7e4e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4" style:family="table-cell" style:parent-style-name="Default">
      <style:table-cell-properties fo:background-color="#ebe4f7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5" style:family="table-cell" style:parent-style-name="Default" style:data-style-name="N10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6" style:family="table-cell" style:parent-style-name="Default">
      <style:table-cell-properties fo:border-bottom="0.06pt solid #000000" fo:background-color="#e4ebf7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27" style:family="table-cell" style:parent-style-name="Default">
      <style:table-cell-properties fo:background-color="#e4f7f6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8" style:family="table-cell" style:parent-style-name="Default">
      <style:table-cell-properties fo:border-bottom="0.06pt solid #000000" fo:background-color="#e4f7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9" style:family="table-cell" style:parent-style-name="Default">
      <style:table-cell-properties fo:border-bottom="none" fo:background-color="#ffcc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31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2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3" style:family="table-cell" style:parent-style-name="Default">
      <style:table-cell-properties fo:background-color="#ffccff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34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37" style:family="table-cell" style:parent-style-name="Default">
      <style:table-cell-properties fo:border-bottom="none" fo:background-color="#99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39" style:family="table-cell" style:parent-style-name="Default">
      <style:table-cell-properties fo:background-color="#99ffcc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5.92pt" svg:height="93.71pt" svg:x="1038.67pt" svg:y="175.72pt">
            <loext:p draw:notify-on-update-of-ranges="Sheet1.Y50:Sheet1.Y50 Sheet1.Y51:Sheet1.Y54 Sheet1.AA51:Sheet1.AA54 Sheet1.AA51:Sheet1.AA54 Sheet1.Z50:Sheet1.Z50 Sheet1.Z51:Sheet1.Z54 Sheet1.AB51:Sheet1.AB54 Sheet1.AB51:Sheet1.AB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58pt" svg:height="125.69pt" svg:x="1028.18pt" svg:y="35.21pt">
            <loext:p draw:notify-on-update-of-ranges="Sheet1.Y42:Sheet1.Y42 Sheet1.Y43:Sheet1.Y47 Sheet1.AA43:Sheet1.AA47 Sheet1.AA43:Sheet1.AA47 Sheet1.Z42:Sheet1.Z42 Sheet1.Z43:Sheet1.Z47 Sheet1.AA43:Sheet1.AA47 Sheet1.AA43:Sheet1.AA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ce1"/>
        <table:table-column table:style-name="co2" table:number-columns-repeated="4" table:default-cell-style-name="ce1"/>
        <table:table-column table:style-name="co3" table:number-columns-repeated="995" table:default-cell-style-name="ce1"/>
        <table:table-row table:style-name="ro1">
          <table:table-cell table:number-columns-repeated="1023"/>
        </table:table-row>
        <table:table-row table:style-name="ro2" table:visibility="collapse">
          <table:table-cell table:style-name="ce2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999"/>
        </table:table-row>
        <table:table-row table:style-name="ro2" table:visibility="collapse">
          <table:table-cell table:style-name="ce3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999"/>
        </table:table-row>
        <table:table-row table:style-name="ro2" table:visibility="collapse">
          <table:table-cell table:number-columns-repeated="1023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number-columns-repeated="999"/>
        </table:table-row>
        <table:table-row table:style-name="ro4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99"/>
        </table:table-row>
        <table:table-row table:style-name="ro3" table:visibility="collapse"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99"/>
        </table:table-row>
        <table:table-row table:style-name="ro3" table:visibility="collapse">
          <table:table-cell table:number-columns-repeated="1023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number-columns-repeated="999"/>
        </table:table-row>
        <table:table-row table:style-name="ro4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99"/>
        </table:table-row>
        <table:table-row table:style-name="ro3" table:visibility="collapse">
          <table:table-cell table:style-name="ce5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999"/>
        </table:table-row>
        <table:table-row table:style-name="ro3" table:visibility="collapse">
          <table:table-cell table:number-columns-repeated="1023"/>
        </table:table-row>
        <table:table-row table:style-name="ro3" table:visibility="collapse">
          <table:table-cell table:style-name="ce2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number-columns-repeated="23"/>
          <table:table-cell table:number-columns-repeated="999"/>
        </table:table-row>
        <table:table-row table:style-name="ro3" table:visibility="collapse">
          <table:table-cell table:style-name="ce3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number-columns-repeated="23"/>
          <table:table-cell table:number-columns-repeated="999"/>
        </table:table-row>
        <table:table-row table:style-name="ro3" table:visibility="collapse">
          <table:table-cell table:number-columns-repeated="1023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number-columns-repeated="999"/>
        </table:table-row>
        <table:table-row table:style-name="ro3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999"/>
        </table:table-row>
        <table:table-row table:style-name="ro3" table:visibility="collapse"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999"/>
        </table:table-row>
        <table:table-row table:style-name="ro3" table:visibility="collapse">
          <table:table-cell table:number-columns-repeated="1023"/>
        </table:table-row>
        <table:table-row table:style-name="ro3" table:visibility="collapse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number-columns-repeated="999"/>
        </table:table-row>
        <table:table-row table:style-name="ro3" table:visibility="collapse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visibility="collapse"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999"/>
        </table:table-row>
        <table:table-row table:style-name="ro3" table:visibility="collapse">
          <table:table-cell table:style-name="ce5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99"/>
        </table:table-row>
        <table:table-row table:style-name="ro5" table:visibility="collapse" table:number-rows-repeated="2">
          <table:table-cell table:number-columns-repeated="1023"/>
        </table:table-row>
        <table:table-row table:style-name="ro6">
          <table:table-cell table:style-name="ce2" office:value-type="string" calcext:value-type="string" table:number-columns-spanned="24" table:number-rows-spanned="1">
            <text:p>Top – Against 5% MCH; Key: Period 1 = Pre-training; 2 = Mock; 3 = Post training w/ 5% MCH; 4 = w/ 4% MCH; 5 = w/ 3% MCH</text:p>
          </table:table-cell>
          <table:covered-table-cell table:number-columns-repeated="23"/>
          <table:table-cell table:number-columns-repeated="999"/>
        </table:table-row>
        <table:table-row table:style-name="ro6">
          <table:table-cell table:style-name="ce3" office:value-type="string" calcext:value-type="string" table:number-columns-spanned="24" table:number-rows-spanned="1">
            <text:p>Bottom – Against 8% OCT; Key: Period 1 = Pre-training; 2 = Post training w/ 8% OCT; 3 = w/ 6% OCT; 4 = w/ 4% OCT</text:p>
          </table:table-cell>
          <table:covered-table-cell table:number-columns-repeated="23"/>
          <table:table-cell table:number-columns-repeated="999"/>
        </table:table-row>
        <table:table-row table:style-name="ro5">
          <table:table-cell table:number-columns-spanned="24" table:number-rows-spanned="1"/>
          <table:covered-table-cell table:number-columns-repeated="23"/>
          <table:table-cell table:number-columns-repeated="999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7"/>
          <table:covered-table-cell table:style-name="ce14"/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number-columns-repeated="2" table:style-name="ce7"/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7"/>
          <table:covered-table-cell table:style-name="ce14"/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7"/>
          <table:covered-table-cell table:style-name="ce14"/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7"/>
          <table:covered-table-cell table:style-name="ce14"/>
          <table:table-cell table:style-name="ce29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7" office:value-type="string" calcext:value-type="string" table:number-columns-spanned="2" table:number-rows-spanned="1">
            <text:p>SEM</text:p>
          </table:table-cell>
          <table:covered-table-cell table:style-name="ce35"/>
          <table:table-cell table:number-columns-repeated="995"/>
        </table:table-row>
        <table:table-row table:style-name="ro7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style-name="ce7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995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7]/([.E7]+[.F7])" office:value-type="percentage" office:value="0.571428571428571" calcext:value-type="percentage">
            <text:p>57%</text:p>
          </table:table-cell>
          <table:table-cell table:style-name="ce9" table:formula="of:=[.F7]/([.E7]+[.F7])" office:value-type="percentage" office:value="0.428571428571429" calcext:value-type="percentage">
            <text:p>43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7]/([.K7]+[.L7])" office:value-type="percentage" office:value="0.555555555555556" calcext:value-type="percentage">
            <text:p>56%</text:p>
          </table:table-cell>
          <table:table-cell table:style-name="ce9" table:formula="of:=[.L7]/([.L7]+[.K7])" office:value-type="percentage" office:value="0.444444444444444" calcext:value-type="percentage">
            <text:p>44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7]/([.N7]+[.O7])" office:value-type="percentage" office:value="0.625" calcext:value-type="percentage">
            <text:p>63%</text:p>
          </table:table-cell>
          <table:table-cell table:style-name="ce16" table:formula="of:=[.O7]/([.O7]+[.N7])" office:value-type="percentage" office:value="0.375" calcext:value-type="percentage">
            <text:p>38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7]/([.Q7]+[.R7])" office:value-type="percentage" office:value="0.428571428571429" calcext:value-type="percentage">
            <text:p>43%</text:p>
          </table:table-cell>
          <table:table-cell table:style-name="ce9" table:formula="of:=[.R7]/([.Q7]+[.R7])" office:value-type="percentage" office:value="0.571428571428571" calcext:value-type="percentage">
            <text:p>57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7]/([.T7]+[.U7])" office:value-type="percentage" office:value="0.25" calcext:value-type="percentage">
            <text:p>25%</text:p>
          </table:table-cell>
          <table:table-cell table:style-name="ce16" table:formula="of:=[.U7]/([.U7]+[.T7])" office:value-type="percentage" office:value="0.75" calcext:value-type="percentage">
            <text:p>75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7]/([.W7]+[.X7])" office:value-type="percentage" office:value="0.571428571428571" calcext:value-type="percentage">
            <text:p>57%</text:p>
          </table:table-cell>
          <table:table-cell table:style-name="ce16" table:formula="of:=[.X7]/([.W7]+[.X7])" office:value-type="percentage" office:value="0.428571428571429" calcext:value-type="percentage">
            <text:p>43%</text:p>
          </table:table-cell>
          <table:table-cell table:style-name="ce31" table:formula="of:=([.B43]+[.E43]+[.K43]+[.N43]+[.Q43]+[.T43]+[.W43])/7" office:value-type="percentage" office:value="0.500283446712018" calcext:value-type="percentage">
            <text:p>50.03%</text:p>
          </table:table-cell>
          <table:table-cell table:style-name="ce18" table:formula="of:=([.C43]+[.F43]+[.L43]+[.O43]+[.R43]+[.U43]+[.X43])/7" office:value-type="percentage" office:value="0.499716553287982" calcext:value-type="percentage">
            <text:p>49.97%</text:p>
          </table:table-cell>
          <table:table-cell table:style-name="ce11" table:formula="of:=STDEV([.B43];[.E43];[.K43];[.N43];[.Q43];[.T43];[.W43])/SQRT(7)" office:value-type="percentage" office:value="0.0479377025811318" calcext:value-type="percentage">
            <text:p>4.79%</text:p>
          </table:table-cell>
          <table:table-cell table:style-name="ce18" table:formula="of:=STDEV([.C43];[.F43];[.L43];[.O43];[.R43];[.U43];[.X43])/SQRT(7)" office:value-type="percentage" office:value="0.0479377025811318" calcext:value-type="percentage">
            <text:p>4.79%</text:p>
          </table:table-cell>
          <table:table-cell table:number-columns-repeated="995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9" table:formula="of:=[.B8]/([.B8]+[.C8])" office:value-type="percentage" office:value="0.5" calcext:value-type="percentage">
            <text:p>50%</text:p>
          </table:table-cell>
          <table:table-cell table:style-name="ce16" table:formula="of:=[.C8]/([.C8]+[.B8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8]/([.E8]+[.F8])" office:value-type="percentage" office:value="0.5" calcext:value-type="percentage">
            <text:p>50%</text:p>
          </table:table-cell>
          <table:table-cell table:style-name="ce9" table:formula="of:=[.F8]/([.E8]+[.F8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K8]/([.K8]+[.L8])" office:value-type="percentage" office:value="0.583333333333333" calcext:value-type="percentage">
            <text:p>58%</text:p>
          </table:table-cell>
          <table:table-cell table:style-name="ce9" table:formula="of:=[.L8]/([.L8]+[.K8])" office:value-type="percentage" office:value="0.416666666666667" calcext:value-type="percentage">
            <text:p>42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8]/([.N8]+[.O8])" office:value-type="percentage" office:value="0.411764705882353" calcext:value-type="percentage">
            <text:p>41%</text:p>
          </table:table-cell>
          <table:table-cell table:style-name="ce16" table:formula="of:=[.O8]/([.O8]+[.N8])" office:value-type="percentage" office:value="0.588235294117647" calcext:value-type="percentage">
            <text:p>59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Q8]/([.Q8]+[.R8])" office:value-type="percentage" office:value="0.5" calcext:value-type="percentage">
            <text:p>50%</text:p>
          </table:table-cell>
          <table:table-cell table:style-name="ce9" table:formula="of:=[.R8]/([.Q8]+[.R8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8]/([.T8]+[.U8])" office:value-type="percentage" office:value="0.4" calcext:value-type="percentage">
            <text:p>40%</text:p>
          </table:table-cell>
          <table:table-cell table:style-name="ce16" table:formula="of:=[.U8]/([.U8]+[.T8])" office:value-type="percentage" office:value="0.6" calcext:value-type="percentage">
            <text:p>6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8]/([.W8]+[.X8])" office:value-type="percentage" office:value="0.5" calcext:value-type="percentage">
            <text:p>50%</text:p>
          </table:table-cell>
          <table:table-cell table:style-name="ce16" table:formula="of:=[.X8]/([.W8]+[.X8])" office:value-type="percentage" office:value="0.5" calcext:value-type="percentage">
            <text:p>50%</text:p>
          </table:table-cell>
          <table:table-cell table:style-name="ce31" table:formula="of:=([.B44]+[.E44]+[.K44]+[.N44]+[.Q44]+[.T44]+[.W44])/7" office:value-type="percentage" office:value="0.485014005602241" calcext:value-type="percentage">
            <text:p>48.50%</text:p>
          </table:table-cell>
          <table:table-cell table:style-name="ce18" table:formula="of:=([.C44]+[.F44]+[.L44]+[.O44]+[.R44]+[.U44]+[.X44])/7" office:value-type="percentage" office:value="0.514985994397759" calcext:value-type="percentage">
            <text:p>51.50%</text:p>
          </table:table-cell>
          <table:table-cell table:style-name="ce11" table:formula="of:=STDEV([.B44];[.E44];[.K44];[.N44];[.Q44];[.T44];[.W44])/SQRT(7)" office:value-type="percentage" office:value="0.0234814269947672" calcext:value-type="percentage">
            <text:p>2.35%</text:p>
          </table:table-cell>
          <table:table-cell table:style-name="ce18" table:formula="of:=STDEV([.C44];[.F44];[.L44];[.O44];[.R44];[.U44];[.X44])/SQRT(7)" office:value-type="percentage" office:value="0.0234814269947672" calcext:value-type="percentage">
            <text:p>2.35%</text:p>
          </table:table-cell>
          <table:table-cell table:number-columns-repeated="995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9" table:formula="of:=[.B9]/([.B9]+[.C9])" office:value-type="percentage" office:value="0.25" calcext:value-type="percentage">
            <text:p>25%</text:p>
          </table:table-cell>
          <table:table-cell table:style-name="ce16" table:formula="of:=[.C9]/([.C9]+[.B9])" office:value-type="percentage" office:value="0.75" calcext:value-type="percentage">
            <text:p>75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E9]/([.E9]+[.F9])" office:value-type="percentage" office:value="0.25" calcext:value-type="percentage">
            <text:p>25%</text:p>
          </table:table-cell>
          <table:table-cell table:style-name="ce9" table:formula="of:=[.F9]/([.E9]+[.F9])" office:value-type="percentage" office:value="0.75" calcext:value-type="percentage">
            <text:p>75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K9]/([.K9]+[.L9])" office:value-type="percentage" office:value="0.333333333333333" calcext:value-type="percentage">
            <text:p>33%</text:p>
          </table:table-cell>
          <table:table-cell table:style-name="ce9" table:formula="of:=[.L9]/([.L9]+[.K9])" office:value-type="percentage" office:value="0.666666666666667" calcext:value-type="percentage">
            <text:p>67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N9]/([.N9]+[.O9])" office:value-type="percentage" office:value="0.375" calcext:value-type="percentage">
            <text:p>38%</text:p>
          </table:table-cell>
          <table:table-cell table:style-name="ce16" table:formula="of:=[.O9]/([.O9]+[.N9])" office:value-type="percentage" office:value="0.625" calcext:value-type="percentage">
            <text:p>63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Q9]/([.Q9]+[.R9])" office:value-type="percentage" office:value="0" calcext:value-type="percentage">
            <text:p>0%</text:p>
          </table:table-cell>
          <table:table-cell table:style-name="ce9" table:formula="of:=[.R9]/([.Q9]+[.R9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T9]/([.T9]+[.U9])" office:value-type="percentage" office:value="0.333333333333333" calcext:value-type="percentage">
            <text:p>33%</text:p>
          </table:table-cell>
          <table:table-cell table:style-name="ce16" table:formula="of:=[.U9]/([.U9]+[.T9])" office:value-type="percentage" office:value="0.666666666666667" calcext:value-type="percentage">
            <text:p>67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W9]/([.W9]+[.X9])" office:value-type="percentage" office:value="0.5" calcext:value-type="percentage">
            <text:p>50%</text:p>
          </table:table-cell>
          <table:table-cell table:style-name="ce16" table:formula="of:=[.X9]/([.W9]+[.X9])" office:value-type="percentage" office:value="0.5" calcext:value-type="percentage">
            <text:p>50%</text:p>
          </table:table-cell>
          <table:table-cell table:style-name="ce31" table:formula="of:=([.B45]+[.E45]+[.K45]+[.N45]+[.Q45]+[.T45]+[.W45])/7" office:value-type="percentage" office:value="0.291666666666667" calcext:value-type="percentage">
            <text:p>29.17%</text:p>
          </table:table-cell>
          <table:table-cell table:style-name="ce18" table:formula="of:=([.C45]+[.F45]+[.L45]+[.O45]+[.R45]+[.U45]+[.X45])/7" office:value-type="percentage" office:value="0.708333333333333" calcext:value-type="percentage">
            <text:p>70.83%</text:p>
          </table:table-cell>
          <table:table-cell table:style-name="ce11" table:formula="of:=STDEV([.B45];[.E45];[.K45];[.N45];[.Q45];[.T45];[.W45])/SQRT(7)" office:value-type="percentage" office:value="0.058219844250481" calcext:value-type="percentage">
            <text:p>5.82%</text:p>
          </table:table-cell>
          <table:table-cell table:style-name="ce18" table:formula="of:=STDEV([.C45];[.F45];[.L45];[.O45];[.R45];[.U45];[.X45])/SQRT(7)" office:value-type="percentage" office:value="0.058219844250481" calcext:value-type="percentage">
            <text:p>5.82%</text:p>
          </table:table-cell>
          <table:table-cell table:number-columns-repeated="995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9" table:formula="of:=[.B10]/([.B10]+[.C10])" office:value-type="percentage" office:value="0.5" calcext:value-type="percentage">
            <text:p>50%</text:p>
          </table:table-cell>
          <table:table-cell table:style-name="ce16" table:formula="of:=[.C10]/([.C10]+[.B10])" office:value-type="percentage" office:value="0.5" calcext:value-type="percentage">
            <text:p>50%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K10]/([.K10]+[.L10])" office:value-type="percentage" office:value="0.5" calcext:value-type="percentage">
            <text:p>50%</text:p>
          </table:table-cell>
          <table:table-cell table:style-name="ce9" table:formula="of:=[.L10]/([.L10]+[.K10])" office:value-type="percentage" office:value="0.5" calcext:value-type="percentage">
            <text:p>5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N10]/([.N10]+[.O10])" office:value-type="percentage" office:value="0.454545454545455" calcext:value-type="percentage">
            <text:p>45%</text:p>
          </table:table-cell>
          <table:table-cell table:style-name="ce16" table:formula="of:=[.O10]/([.O10]+[.N10])" office:value-type="percentage" office:value="0.545454545454545" calcext:value-type="percentage">
            <text:p>55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Q10]/([.Q10]+[.R10])" office:value-type="percentage" office:value="0.4" calcext:value-type="percentage">
            <text:p>40%</text:p>
          </table:table-cell>
          <table:table-cell table:style-name="ce9" table:formula="of:=[.R10]/([.Q10]+[.R10])" office:value-type="percentage" office:value="0.6" calcext:value-type="percentage">
            <text:p>6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T10]/([.T10]+[.U10])" office:value-type="percentage" office:value="0" calcext:value-type="percentage">
            <text:p>0%</text:p>
          </table:table-cell>
          <table:table-cell table:style-name="ce16" table:formula="of:=[.U10]/([.U10]+[.T10])" office:value-type="percentage" office:value="1" calcext:value-type="percentage">
            <text:p>100%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[.W10]/([.W10]+[.X10])" office:value-type="percentage" office:value="0.666666666666667" calcext:value-type="percentage">
            <text:p>67%</text:p>
          </table:table-cell>
          <table:table-cell table:style-name="ce16" table:formula="of:=[.X10]/([.W10]+[.X10])" office:value-type="percentage" office:value="0.333333333333333" calcext:value-type="percentage">
            <text:p>33%</text:p>
          </table:table-cell>
          <table:table-cell table:style-name="ce31" table:formula="of:=([.B46]+[.E46]+[.K46]+[.N46]+[.Q46]+[.T46]+[.W46])/7" office:value-type="percentage" office:value="0.431601731601732" calcext:value-type="percentage">
            <text:p>43.16%</text:p>
          </table:table-cell>
          <table:table-cell table:style-name="ce18" table:formula="of:=([.C46]+[.F46]+[.L46]+[.O46]+[.R46]+[.U46]+[.X46])/7" office:value-type="percentage" office:value="0.568398268398268" calcext:value-type="percentage">
            <text:p>56.84%</text:p>
          </table:table-cell>
          <table:table-cell table:style-name="ce11" table:formula="of:=STDEV([.B46];[.E46];[.K46];[.N46];[.Q46];[.T46];[.W46])/SQRT(7)" office:value-type="percentage" office:value="0.0782388941823886" calcext:value-type="percentage">
            <text:p>7.82%</text:p>
          </table:table-cell>
          <table:table-cell table:style-name="ce18" table:formula="of:=STDEV([.C46];[.F46];[.L46];[.O46];[.R46];[.U46];[.X46])/SQRT(7)" office:value-type="percentage" office:value="0.0782388941823886" calcext:value-type="percentage">
            <text:p>7.82%</text:p>
          </table:table-cell>
          <table:table-cell table:number-columns-repeated="995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10" table:formula="of:=[.B11]/([.B11]+[.C11])" office:value-type="percentage" office:value="0.6" calcext:value-type="percentage">
            <text:p>60%</text:p>
          </table:table-cell>
          <table:table-cell table:style-name="ce17" table:formula="of:=[.C11]/([.C11]+[.B11])" office:value-type="percentage" office:value="0.4" calcext:value-type="percentage">
            <text:p>40%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10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K11]/([.K11]+[.L11])" office:value-type="percentage" office:value="0.636363636363636" calcext:value-type="percentage">
            <text:p>64%</text:p>
          </table:table-cell>
          <table:table-cell table:style-name="ce10" table:formula="of:=[.L11]/([.L11]+[.K11])" office:value-type="percentage" office:value="0.363636363636364" calcext:value-type="percentage">
            <text:p>36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11]/([.N11]+[.O11])" office:value-type="percentage" office:value="0.555555555555556" calcext:value-type="percentage">
            <text:p>56%</text:p>
          </table:table-cell>
          <table:table-cell table:style-name="ce17" table:formula="of:=[.O11]/([.O11]+[.N11])" office:value-type="percentage" office:value="0.444444444444444" calcext:value-type="percentage">
            <text:p>44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11]/([.Q11]+[.R11])" office:value-type="percentage" office:value="0.5" calcext:value-type="percentage">
            <text:p>50%</text:p>
          </table:table-cell>
          <table:table-cell table:style-name="ce10" table:formula="of:=[.R11]/([.Q11]+[.R11])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T11]/([.T11]+[.U11])" office:value-type="percentage" office:value="0.428571428571429" calcext:value-type="percentage">
            <text:p>43%</text:p>
          </table:table-cell>
          <table:table-cell table:style-name="ce17" table:formula="of:=[.U11]/([.U11]+[.T11])" office:value-type="percentage" office:value="0.571428571428571" calcext:value-type="percentage">
            <text:p>5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11]/([.W11]+[.X11])" office:value-type="percentage" office:value="0.333333333333333" calcext:value-type="percentage">
            <text:p>33%</text:p>
          </table:table-cell>
          <table:table-cell table:style-name="ce17" table:formula="of:=[.X11]/([.W11]+[.X11])" office:value-type="percentage" office:value="0.666666666666667" calcext:value-type="percentage">
            <text:p>67%</text:p>
          </table:table-cell>
          <table:table-cell table:style-name="ce32" table:formula="of:=([.B47]+[.E47]+[.K47]+[.N47]+[.Q47]+[.T47]+[.W47])/7" office:value-type="percentage" office:value="0.507689136260565" calcext:value-type="percentage">
            <text:p>50.77%</text:p>
          </table:table-cell>
          <table:table-cell table:style-name="ce36" table:formula="of:=([.C47]+[.F47]+[.L47]+[.O47]+[.R47]+[.U47]+[.X47])/7" office:value-type="percentage" office:value="0.492310863739435" calcext:value-type="percentage">
            <text:p>49.23%</text:p>
          </table:table-cell>
          <table:table-cell table:style-name="ce38" table:formula="of:=STDEV([.B47];[.E47];[.K47];[.N47];[.Q47];[.T47];[.W47])/SQRT(7)" office:value-type="percentage" office:value="0.0390809355405609" calcext:value-type="percentage">
            <text:p>3.91%</text:p>
          </table:table-cell>
          <table:table-cell table:style-name="ce36" table:formula="of:=STDEV([.C47];[.F47];[.L47];[.O47];[.R47];[.U47];[.X47])/SQRT(7)" office:value-type="percentage" office:value="0.0390809355405609" calcext:value-type="percentage">
            <text:p>3.91%</text:p>
          </table:table-cell>
          <table:table-cell table:number-columns-repeated="995"/>
        </table:table-row>
        <table:table-row table:style-name="ro5">
          <table:table-cell table:number-columns-spanned="24" table:number-rows-spanned="1"/>
          <table:covered-table-cell table:style-name="ce11" table:formula="of:=[.B12]/([.B12]+[.C12])" office:value-type="string" office:string-value="" calcext:value-type="error">
            <text:p>#DIV/0!</text:p>
          </table:covered-table-cell>
          <table:covered-table-cell table:style-name="ce18" table:formula="of:=[.C12]/([.C12]+[.B12])" office:value-type="string" office:string-value="" calcext:value-type="error">
            <text:p>#DIV/0!</text:p>
          </table:covered-table-cell>
          <table:covered-table-cell/>
          <table:covered-table-cell table:style-name="ce9" table:formula="of:=[.E12]/([.E12]+[.F12])" office:value-type="string" office:string-value="" calcext:value-type="error">
            <text:p>#DIV/0!</text:p>
          </table:covered-table-cell>
          <table:covered-table-cell table:style-name="ce9" table:formula="of:=[.F12]/([.E12]+[.F12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12]/([.K12]+[.L12])" office:value-type="string" office:string-value="" calcext:value-type="error">
            <text:p>#DIV/0!</text:p>
          </table:covered-table-cell>
          <table:covered-table-cell table:style-name="ce9" table:formula="of:=[.L12]/([.L12]+[.K12])" office:value-type="string" office:string-value="" calcext:value-type="error">
            <text:p>#DIV/0!</text:p>
          </table:covered-table-cell>
          <table:covered-table-cell/>
          <table:covered-table-cell table:style-name="ce9" table:formula="of:=[.N12]/([.N12]+[.O12])" office:value-type="string" office:string-value="" calcext:value-type="error">
            <text:p>#DIV/0!</text:p>
          </table:covered-table-cell>
          <table:covered-table-cell table:style-name="ce16" table:formula="of:=[.O12]/([.O12]+[.N12])" office:value-type="string" office:string-value="" calcext:value-type="error">
            <text:p>#DIV/0!</text:p>
          </table:covered-table-cell>
          <table:covered-table-cell/>
          <table:covered-table-cell table:style-name="ce9" table:formula="of:=[.Q12]/([.Q12]+[.R12])" office:value-type="string" office:string-value="" calcext:value-type="error">
            <text:p>#DIV/0!</text:p>
          </table:covered-table-cell>
          <table:covered-table-cell table:style-name="ce9" table:formula="of:=[.R12]/([.Q12]+[.R12])" office:value-type="string" office:string-value="" calcext:value-type="error">
            <text:p>#DIV/0!</text:p>
          </table:covered-table-cell>
          <table:covered-table-cell/>
          <table:covered-table-cell table:style-name="ce9" table:formula="of:=[.T12]/([.T12]+[.U12])" office:value-type="string" office:string-value="" calcext:value-type="error">
            <text:p>#DIV/0!</text:p>
          </table:covered-table-cell>
          <table:covered-table-cell table:style-name="ce16" table:formula="of:=[.U12]/([.U12]+[.T12])" office:value-type="string" office:string-value="" calcext:value-type="error">
            <text:p>#DIV/0!</text:p>
          </table:covered-table-cell>
          <table:covered-table-cell/>
          <table:covered-table-cell table:style-name="ce9" table:formula="of:=[.W12]/([.W12]+[.X12])" office:value-type="string" office:string-value="" calcext:value-type="error">
            <text:p>#DIV/0!</text:p>
          </table:covered-table-cell>
          <table:covered-table-cell table:style-name="ce16" table:formula="of:=[.X12]/([.W12]+[.X12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12" table:formula="of:=[.B13]/([.B13]+[.C13])" office:value-type="string" office:string-value="" calcext:value-type="error">
            <text:p>#DIV/0!</text:p>
          </table:covered-table-cell>
          <table:covered-table-cell table:style-name="ce19" table:formula="of:=[.C13]/([.C13]+[.B13])" office:value-type="string" office:string-value="" calcext:value-type="error">
            <text:p>#DIV/0!</text:p>
          </table:covered-table-cell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style-name="ce21" table:formula="of:=[.E13]/([.E13]+[.F13])" office:value-type="string" office:string-value="" calcext:value-type="error">
            <text:p>#DIV/0!</text:p>
          </table:covered-table-cell>
          <table:covered-table-cell table:style-name="ce21" table:formula="of:=[.F13]/([.E13]+[.F13])" office:value-type="string" office:string-value="" calcext:value-type="error">
            <text:p>#DIV/0!</text:p>
          </table:covered-table-cell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style-name="ce21" table:formula="of:=[.K13]/([.K13]+[.L13])" office:value-type="string" office:string-value="" calcext:value-type="error">
            <text:p>#DIV/0!</text:p>
          </table:covered-table-cell>
          <table:covered-table-cell table:style-name="ce21" table:formula="of:=[.L13]/([.L13]+[.K13])" office:value-type="string" office:string-value="" calcext:value-type="error">
            <text:p>#DIV/0!</text:p>
          </table:covered-table-cell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21" table:formula="of:=[.N13]/([.N13]+[.O13])" office:value-type="string" office:string-value="" calcext:value-type="error">
            <text:p>#DIV/0!</text:p>
          </table:covered-table-cell>
          <table:covered-table-cell table:style-name="ce25" table:formula="of:=[.O13]/([.O13]+[.N13])" office:value-type="string" office:string-value="" calcext:value-type="error">
            <text:p>#DIV/0!</text:p>
          </table:covered-table-cell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style-name="ce21" table:formula="of:=[.Q13]/([.Q13]+[.R13])" office:value-type="string" office:string-value="" calcext:value-type="error">
            <text:p>#DIV/0!</text:p>
          </table:covered-table-cell>
          <table:covered-table-cell table:style-name="ce21" table:formula="of:=[.R13]/([.Q13]+[.R13])" office:value-type="string" office:string-value="" calcext:value-type="error">
            <text:p>#DIV/0!</text:p>
          </table:covered-table-cell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21" table:formula="of:=[.T13]/([.T13]+[.U13])" office:value-type="string" office:string-value="" calcext:value-type="error">
            <text:p>#DIV/0!</text:p>
          </table:covered-table-cell>
          <table:covered-table-cell table:style-name="ce25" table:formula="of:=[.U13]/([.U13]+[.T13])" office:value-type="string" office:string-value="" calcext:value-type="error">
            <text:p>#DIV/0!</text:p>
          </table:covered-table-cell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21" table:formula="of:=[.W13]/([.W13]+[.X13])" office:value-type="string" office:string-value="" calcext:value-type="error">
            <text:p>#DIV/0!</text:p>
          </table:covered-table-cell>
          <table:covered-table-cell table:style-name="ce25" table:formula="of:=[.X13]/([.W13]+[.X13])" office:value-type="string" office:string-value="" calcext:value-type="error">
            <text:p>#DIV/0!</text:p>
          </table:covered-table-cell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SEM</text:p>
          </table:table-cell>
          <table:covered-table-cell table:style-name="ce35"/>
          <table:table-cell table:number-columns-repeated="995"/>
        </table:table-row>
        <table:table-row table:style-name="ro7"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MCH</text:p>
          </table:table-cell>
          <table:table-cell table:style-name="ce13" office:value-type="string" calcext:value-type="string">
            <text:p>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995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9" table:formula="of:=[.B15]/([.B15]+[.C15])" office:value-type="percentage" office:value="0.375" calcext:value-type="percentage">
            <text:p>38%</text:p>
          </table:table-cell>
          <table:table-cell table:style-name="ce16" table:formula="of:=[.C15]/([.C15]+[.B15])" office:value-type="percentage" office:value="0.625" calcext:value-type="percentage">
            <text:p>63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15]/([.E15]+[.F15])" office:value-type="percentage" office:value="1" calcext:value-type="percentage">
            <text:p>100%</text:p>
          </table:table-cell>
          <table:table-cell table:style-name="ce9" table:formula="of:=[.F15]/([.E15]+[.F15])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H15]/([.I15]+[.H15])" office:value-type="percentage" office:value="0.5" calcext:value-type="percentage">
            <text:p>50%</text:p>
          </table:table-cell>
          <table:table-cell table:style-name="ce16" table:formula="of:=[.I15]/([.I15]+[.H1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15]/([.K15]+[.L15])" office:value-type="percentage" office:value="0.444444444444444" calcext:value-type="percentage">
            <text:p>44%</text:p>
          </table:table-cell>
          <table:table-cell table:style-name="ce9" table:formula="of:=[.L15]/([.L15]+[.K15])" office:value-type="percentage" office:value="0.555555555555556" calcext:value-type="percentage">
            <text:p>56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15]/([.N15]+[.O15])" office:value-type="percentage" office:value="0.5" calcext:value-type="percentage">
            <text:p>50%</text:p>
          </table:table-cell>
          <table:table-cell table:style-name="ce16" table:formula="of:=[.O15]/([.O15]+[.N1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15]/([.Q15]+[.R15])" office:value-type="percentage" office:value="0" calcext:value-type="percentage">
            <text:p>0%</text:p>
          </table:table-cell>
          <table:table-cell table:style-name="ce9" table:formula="of:=[.R15]/([.Q15]+[.R15])" office:value-type="percentage" office:value="1" calcext:value-type="percentage">
            <text:p>10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15]/([.T15]+[.U15])" office:value-type="percentage" office:value="0.333333333333333" calcext:value-type="percentage">
            <text:p>33%</text:p>
          </table:table-cell>
          <table:table-cell table:style-name="ce16" table:formula="of:=[.U15]/([.U15]+[.T15])" office:value-type="percentage" office:value="0.666666666666667" calcext:value-type="percentage">
            <text:p>67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15]/([.W15]+[.X15])" office:value-type="percentage" office:value="0.5" calcext:value-type="percentage">
            <text:p>50%</text:p>
          </table:table-cell>
          <table:table-cell table:style-name="ce16" table:formula="of:=[.X15]/([.W15]+[.X15])" office:value-type="percentage" office:value="0.5" calcext:value-type="percentage">
            <text:p>50%</text:p>
          </table:table-cell>
          <table:table-cell table:style-name="ce34" table:formula="of:=([.C51]+[.F51]+[.I51]+[.L51]+[.O51]+[.R51]+[.U51]+[.X51])/8" office:value-type="percentage" office:value="0.543402777777778" calcext:value-type="percentage">
            <text:p>54.34%</text:p>
          </table:table-cell>
          <table:table-cell table:style-name="ce19" table:formula="of:=([.B51]+[.E51]+[.H51]+[.K51]+[.N51]+[.Q51]+[.T51]+[.W51])/8" office:value-type="percentage" office:value="0.456597222222222" calcext:value-type="percentage">
            <text:p>45.66%</text:p>
          </table:table-cell>
          <table:table-cell table:style-name="ce12" table:formula="of:=STDEV([.C51];[.F51];[.I51];[.L51];[.O51];[.R51];[.U51];[.X51])/SQRT(8)" office:value-type="percentage" office:value="0.0974146869042203" calcext:value-type="percentage">
            <text:p>9.74%</text:p>
          </table:table-cell>
          <table:table-cell table:style-name="ce19" table:formula="of:=STDEV([.B51];[.E51];[.H51];[.K51];[.N51];[.Q51];[.T51];[.W51])/SQRT(8)" office:value-type="percentage" office:value="0.0974146869042203" calcext:value-type="percentage">
            <text:p>9.74%</text:p>
          </table:table-cell>
          <table:table-cell table:number-columns-repeated="995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9" table:formula="of:=[.B16]/([.B16]+[.C16])" office:value-type="percentage" office:value="0.545454545454545" calcext:value-type="percentage">
            <text:p>55%</text:p>
          </table:table-cell>
          <table:table-cell table:style-name="ce16" table:formula="of:=[.C16]/([.C16]+[.B16])" office:value-type="percentage" office:value="0.454545454545455" calcext:value-type="percentage">
            <text:p>45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16]/([.E16]+[.F16])" office:value-type="percentage" office:value="0" calcext:value-type="percentage">
            <text:p>0%</text:p>
          </table:table-cell>
          <table:table-cell table:style-name="ce9" table:formula="of:=[.F16]/([.E16]+[.F16])" office:value-type="percentage" office:value="1" calcext:value-type="percentage">
            <text:p>10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H16]/([.I16]+[.H16])" office:value-type="percentage" office:value="0.473684210526316" calcext:value-type="percentage">
            <text:p>47%</text:p>
          </table:table-cell>
          <table:table-cell table:style-name="ce16" table:formula="of:=[.I16]/([.I16]+[.H16])" office:value-type="percentage" office:value="0.526315789473684" calcext:value-type="percentage">
            <text:p>53%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16]/([.N16]+[.O16])" office:value-type="percentage" office:value="1" calcext:value-type="percentage">
            <text:p>100%</text:p>
          </table:table-cell>
          <table:table-cell table:style-name="ce16" table:formula="of:=[.O16]/([.O16]+[.N16])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16]/([.T16]+[.U16])" office:value-type="percentage" office:value="0.4" calcext:value-type="percentage">
            <text:p>40%</text:p>
          </table:table-cell>
          <table:table-cell table:style-name="ce16" table:formula="of:=[.U16]/([.U16]+[.T16])" office:value-type="percentage" office:value="0.6" calcext:value-type="percentage">
            <text:p>6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16]/([.W16]+[.X16])" office:value-type="percentage" office:value="0.454545454545455" calcext:value-type="percentage">
            <text:p>45%</text:p>
          </table:table-cell>
          <table:table-cell table:style-name="ce16" table:formula="of:=[.X16]/([.W16]+[.X16])" office:value-type="percentage" office:value="0.545454545454545" calcext:value-type="percentage">
            <text:p>55%</text:p>
          </table:table-cell>
          <table:table-cell table:style-name="ce31" table:formula="of:=([.C52]+[.F52]+[.I52]+[.L52]+[.O52]+[.R52]+[.U52]+[.X52])/8" office:value-type="percentage" office:value="0.515789473684211" calcext:value-type="percentage">
            <text:p>51.58%</text:p>
          </table:table-cell>
          <table:table-cell table:style-name="ce18" table:formula="of:=([.B52]+[.E52]+[.H52]+[.K52]+[.N52]+[.Q52]+[.T52]+[.W52])/8" office:value-type="percentage" office:value="0.484210526315789" calcext:value-type="percentage">
            <text:p>48.42%</text:p>
          </table:table-cell>
          <table:table-cell table:style-name="ce11" table:formula="of:=STDEV([.C52];[.F52];[.I52];[.L52];[.O52];[.R52];[.U52];[.X52])/SQRT(8)" office:value-type="percentage" office:value="0.0956957877438025" calcext:value-type="percentage">
            <text:p>9.57%</text:p>
          </table:table-cell>
          <table:table-cell table:style-name="ce18" table:formula="of:=STDEV([.B52];[.E52];[.H52];[.K52];[.N52];[.Q52];[.T52];[.W52])/SQRT(8)" office:value-type="percentage" office:value="0.0956957877438026" calcext:value-type="percentage">
            <text:p>9.57%</text:p>
          </table:table-cell>
          <table:table-cell table:number-columns-repeated="995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9" table:formula="of:=[.B17]/([.B17]+[.C17])" office:value-type="percentage" office:value="0.5" calcext:value-type="percentage">
            <text:p>50%</text:p>
          </table:table-cell>
          <table:table-cell table:style-name="ce16" table:formula="of:=[.C17]/([.C17]+[.B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E17]/([.E17]+[.F17])" office:value-type="percentage" office:value="0" calcext:value-type="percentage">
            <text:p>0%</text:p>
          </table:table-cell>
          <table:table-cell table:style-name="ce9" table:formula="of:=[.F17]/([.E17]+[.F17])" office:value-type="percentage" office:value="1" calcext:value-type="percentage">
            <text:p>10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H17]/([.I17]+[.H17])" office:value-type="percentage" office:value="0.523809523809524" calcext:value-type="percentage">
            <text:p>52%</text:p>
          </table:table-cell>
          <table:table-cell table:style-name="ce16" table:formula="of:=[.I17]/([.I17]+[.H17])" office:value-type="percentage" office:value="0.476190476190476" calcext:value-type="percentage">
            <text:p>48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K17]/([.K17]+[.L17])" office:value-type="percentage" office:value="0.5" calcext:value-type="percentage">
            <text:p>50%</text:p>
          </table:table-cell>
          <table:table-cell table:style-name="ce9" table:formula="of:=[.L17]/([.L17]+[.K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N17]/([.N17]+[.O17])" office:value-type="percentage" office:value="0.5" calcext:value-type="percentage">
            <text:p>50%</text:p>
          </table:table-cell>
          <table:table-cell table:style-name="ce16" table:formula="of:=[.O17]/([.O17]+[.N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Q17]/([.Q17]+[.R17])" office:value-type="percentage" office:value="0.5" calcext:value-type="percentage">
            <text:p>50%</text:p>
          </table:table-cell>
          <table:table-cell table:style-name="ce9" table:formula="of:=[.R17]/([.Q17]+[.R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T17]/([.T17]+[.U17])" office:value-type="percentage" office:value="0.5" calcext:value-type="percentage">
            <text:p>50%</text:p>
          </table:table-cell>
          <table:table-cell table:style-name="ce16" table:formula="of:=[.U17]/([.U17]+[.T17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W17]/([.W17]+[.X17])" office:value-type="percentage" office:value="0.5" calcext:value-type="percentage">
            <text:p>50%</text:p>
          </table:table-cell>
          <table:table-cell table:style-name="ce16" table:formula="of:=[.X17]/([.W17]+[.X17])" office:value-type="percentage" office:value="0.5" calcext:value-type="percentage">
            <text:p>50%</text:p>
          </table:table-cell>
          <table:table-cell table:style-name="ce31" table:formula="of:=([.C53]+[.F53]+[.I53]+[.L53]+[.O53]+[.R53]+[.U53]+[.X53])/8" office:value-type="percentage" office:value="0.55952380952381" calcext:value-type="percentage">
            <text:p>55.95%</text:p>
          </table:table-cell>
          <table:table-cell table:style-name="ce18" table:formula="of:=([.B53]+[.E53]+[.H53]+[.K53]+[.N53]+[.Q53]+[.T53]+[.W53])/8" office:value-type="percentage" office:value="0.44047619047619" calcext:value-type="percentage">
            <text:p>44.05%</text:p>
          </table:table-cell>
          <table:table-cell table:style-name="ce11" table:formula="of:=STDEV([.C53];[.F53];[.I53];[.L53];[.O53];[.R53];[.U53];[.X53])/SQRT(8)" office:value-type="percentage" office:value="0.0629940788348712" calcext:value-type="percentage">
            <text:p>6.30%</text:p>
          </table:table-cell>
          <table:table-cell table:style-name="ce18" table:formula="of:=STDEV([.B53];[.E53];[.H53];[.K53];[.N53];[.Q53];[.T53];[.W53])/SQRT(8)" office:value-type="percentage" office:value="0.0629940788348712" calcext:value-type="percentage">
            <text:p>6.30%</text:p>
          </table:table-cell>
          <table:table-cell table:number-columns-repeated="995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10" table:formula="of:=[.B18]/([.B18]+[.C18])" office:value-type="percentage" office:value="0.538461538461538" calcext:value-type="percentage">
            <text:p>54%</text:p>
          </table:table-cell>
          <table:table-cell table:style-name="ce17" table:formula="of:=[.C18]/([.C18]+[.B18])" office:value-type="percentage" office:value="0.461538461538462" calcext:value-type="percentage">
            <text:p>46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18]/([.E18]+[.F18])" office:value-type="percentage" office:value="1" calcext:value-type="percentage">
            <text:p>100%</text:p>
          </table:table-cell>
          <table:table-cell table:style-name="ce10" table:formula="of:=[.F18]/([.E18]+[.F18])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H18]/([.I18]+[.H18])" office:value-type="percentage" office:value="0.4375" calcext:value-type="percentage">
            <text:p>44%</text:p>
          </table:table-cell>
          <table:table-cell table:style-name="ce17" table:formula="of:=[.I18]/([.I18]+[.H18])" office:value-type="percentage" office:value="0.5625" calcext:value-type="percentage">
            <text:p>56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K18]/([.K18]+[.L18])" office:value-type="percentage" office:value="0.4" calcext:value-type="percentage">
            <text:p>40%</text:p>
          </table:table-cell>
          <table:table-cell table:style-name="ce10" table:formula="of:=[.L18]/([.L18]+[.K18])" office:value-type="percentage" office:value="0.6" calcext:value-type="percentage">
            <text:p>6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18]/([.N18]+[.O18])" office:value-type="percentage" office:value="1" calcext:value-type="percentage">
            <text:p>100%</text:p>
          </table:table-cell>
          <table:table-cell table:style-name="ce17" table:formula="of:=[.O18]/([.O18]+[.N18])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18]/([.Q18]+[.R18])" office:value-type="percentage" office:value="1" calcext:value-type="percentage">
            <text:p>100%</text:p>
          </table:table-cell>
          <table:table-cell table:style-name="ce10" table:formula="of:=[.R18]/([.Q18]+[.R18])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T18]/([.T18]+[.U18])" office:value-type="percentage" office:value="0.428571428571429" calcext:value-type="percentage">
            <text:p>43%</text:p>
          </table:table-cell>
          <table:table-cell table:style-name="ce17" table:formula="of:=[.U18]/([.U18]+[.T18])" office:value-type="percentage" office:value="0.571428571428571" calcext:value-type="percentage">
            <text:p>5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18]/([.W18]+[.X18])" office:value-type="percentage" office:value="0.571428571428571" calcext:value-type="percentage">
            <text:p>57%</text:p>
          </table:table-cell>
          <table:table-cell table:style-name="ce17" table:formula="of:=[.X18]/([.W18]+[.X18])" office:value-type="percentage" office:value="0.428571428571429" calcext:value-type="percentage">
            <text:p>43%</text:p>
          </table:table-cell>
          <table:table-cell table:style-name="ce32" table:formula="of:=([.C54]+[.F54]+[.I54]+[.L54]+[.O54]+[.R54]+[.U54]+[.X54])/8" office:value-type="percentage" office:value="0.328004807692308" calcext:value-type="percentage">
            <text:p>32.80%</text:p>
          </table:table-cell>
          <table:table-cell table:style-name="ce36" table:formula="of:=([.B54]+[.E54]+[.H54]+[.K54]+[.N54]+[.Q54]+[.T54]+[.W54])/8" office:value-type="percentage" office:value="0.671995192307692" calcext:value-type="percentage">
            <text:p>67.20%</text:p>
          </table:table-cell>
          <table:table-cell table:style-name="ce38" table:formula="of:=STDEV([.C54];[.F54];[.I54];[.L54];[.O54];[.R54];[.U54];[.X54])/SQRT(8)" office:value-type="percentage" office:value="0.098100791113546" calcext:value-type="percentage">
            <text:p>9.81%</text:p>
          </table:table-cell>
          <table:table-cell table:style-name="ce36" table:formula="of:=STDEV([.B54];[.E54];[.H54];[.K54];[.N54];[.Q54];[.T54];[.W54])/SQRT(8)" office:value-type="percentage" office:value="0.098100791113546" calcext:value-type="percentage">
            <text:p>9.81%</text:p>
          </table:table-cell>
          <table:table-cell table:number-columns-repeated="995"/>
        </table:table-row>
        <table:table-row table:style-name="ro5">
          <table:table-cell table:number-columns-spanned="24" table:number-rows-spanned="1"/>
          <table:covered-table-cell table:style-name="ce11" table:formula="of:=[.B19]/([.B19]+[.C19])" office:value-type="string" office:string-value="" calcext:value-type="error">
            <text:p>#DIV/0!</text:p>
          </table:covered-table-cell>
          <table:covered-table-cell table:style-name="ce18" table:formula="of:=[.C19]/([.C19]+[.B19])" office:value-type="string" office:string-value="" calcext:value-type="error">
            <text:p>#DIV/0!</text:p>
          </table:covered-table-cell>
          <table:covered-table-cell/>
          <table:covered-table-cell table:style-name="ce9" table:formula="of:=[.E19]/([.E19]+[.F19])" office:value-type="string" office:string-value="" calcext:value-type="error">
            <text:p>#DIV/0!</text:p>
          </table:covered-table-cell>
          <table:covered-table-cell table:style-name="ce9" table:formula="of:=[.F19]/([.E19]+[.F19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19]/([.K19]+[.L19])" office:value-type="string" office:string-value="" calcext:value-type="error">
            <text:p>#DIV/0!</text:p>
          </table:covered-table-cell>
          <table:covered-table-cell table:style-name="ce9" table:formula="of:=[.L19]/([.L19]+[.K19])" office:value-type="string" office:string-value="" calcext:value-type="error">
            <text:p>#DIV/0!</text:p>
          </table:covered-table-cell>
          <table:covered-table-cell/>
          <table:covered-table-cell table:style-name="ce9" table:formula="of:=[.N19]/([.N19]+[.O19])" office:value-type="string" office:string-value="" calcext:value-type="error">
            <text:p>#DIV/0!</text:p>
          </table:covered-table-cell>
          <table:covered-table-cell table:style-name="ce16" table:formula="of:=[.O19]/([.O19]+[.N19])" office:value-type="string" office:string-value="" calcext:value-type="error">
            <text:p>#DIV/0!</text:p>
          </table:covered-table-cell>
          <table:covered-table-cell/>
          <table:covered-table-cell table:style-name="ce9" table:formula="of:=[.Q19]/([.Q19]+[.R19])" office:value-type="string" office:string-value="" calcext:value-type="error">
            <text:p>#DIV/0!</text:p>
          </table:covered-table-cell>
          <table:covered-table-cell table:style-name="ce9" table:formula="of:=[.R19]/([.Q19]+[.R19])" office:value-type="string" office:string-value="" calcext:value-type="error">
            <text:p>#DIV/0!</text:p>
          </table:covered-table-cell>
          <table:covered-table-cell/>
          <table:covered-table-cell table:style-name="ce9" table:formula="of:=[.T19]/([.T19]+[.U19])" office:value-type="string" office:string-value="" calcext:value-type="error">
            <text:p>#DIV/0!</text:p>
          </table:covered-table-cell>
          <table:covered-table-cell table:style-name="ce16" table:formula="of:=[.U19]/([.U19]+[.T19])" office:value-type="string" office:string-value="" calcext:value-type="error">
            <text:p>#DIV/0!</text:p>
          </table:covered-table-cell>
          <table:covered-table-cell/>
          <table:covered-table-cell table:style-name="ce9" table:formula="of:=[.W19]/([.W19]+[.X19])" office:value-type="string" office:string-value="" calcext:value-type="error">
            <text:p>#DIV/0!</text:p>
          </table:covered-table-cell>
          <table:covered-table-cell table:style-name="ce16" table:formula="of:=[.X19]/([.W19]+[.X19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6">
          <table:table-cell table:style-name="ce2" office:value-type="string" calcext:value-type="string" table:number-columns-spanned="24" table:number-rows-spanned="1">
            <text:p>Top – Against 3% MCH; Key: Period 1 = Pre-training; 2 = Post training w/3% MCH; 3 = Post training w/ 4% MCH; 4 = w/ 5% MCH</text:p>
          </table:table-cell>
          <table:covered-table-cell table:style-name="ce11" table:formula="of:=[.B20]/([.B20]+[.C20])" office:value-type="string" office:string-value="" calcext:value-type="error">
            <text:p>#DIV/0!</text:p>
          </table:covered-table-cell>
          <table:covered-table-cell table:style-name="ce18" table:formula="of:=[.C20]/([.C20]+[.B20])" office:value-type="string" office:string-value="" calcext:value-type="error">
            <text:p>#DIV/0!</text:p>
          </table:covered-table-cell>
          <table:covered-table-cell/>
          <table:covered-table-cell table:style-name="ce9" table:formula="of:=[.E20]/([.E20]+[.F20])" office:value-type="string" office:string-value="" calcext:value-type="error">
            <text:p>#DIV/0!</text:p>
          </table:covered-table-cell>
          <table:covered-table-cell table:style-name="ce9" table:formula="of:=[.F20]/([.E20]+[.F20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20]/([.K20]+[.L20])" office:value-type="string" office:string-value="" calcext:value-type="error">
            <text:p>#DIV/0!</text:p>
          </table:covered-table-cell>
          <table:covered-table-cell table:style-name="ce9" table:formula="of:=[.L20]/([.L20]+[.K20])" office:value-type="string" office:string-value="" calcext:value-type="error">
            <text:p>#DIV/0!</text:p>
          </table:covered-table-cell>
          <table:covered-table-cell/>
          <table:covered-table-cell table:style-name="ce9" table:formula="of:=[.N20]/([.N20]+[.O20])" office:value-type="string" office:string-value="" calcext:value-type="error">
            <text:p>#DIV/0!</text:p>
          </table:covered-table-cell>
          <table:covered-table-cell table:style-name="ce16" table:formula="of:=[.O20]/([.O20]+[.N20])" office:value-type="string" office:string-value="" calcext:value-type="error">
            <text:p>#DIV/0!</text:p>
          </table:covered-table-cell>
          <table:covered-table-cell/>
          <table:covered-table-cell table:style-name="ce9" table:formula="of:=[.Q20]/([.Q20]+[.R20])" office:value-type="string" office:string-value="" calcext:value-type="error">
            <text:p>#DIV/0!</text:p>
          </table:covered-table-cell>
          <table:covered-table-cell table:style-name="ce9" table:formula="of:=[.R20]/([.Q20]+[.R20])" office:value-type="string" office:string-value="" calcext:value-type="error">
            <text:p>#DIV/0!</text:p>
          </table:covered-table-cell>
          <table:covered-table-cell/>
          <table:covered-table-cell table:style-name="ce9" table:formula="of:=[.T20]/([.T20]+[.U20])" office:value-type="string" office:string-value="" calcext:value-type="error">
            <text:p>#DIV/0!</text:p>
          </table:covered-table-cell>
          <table:covered-table-cell table:style-name="ce16" table:formula="of:=[.U20]/([.U20]+[.T20])" office:value-type="string" office:string-value="" calcext:value-type="error">
            <text:p>#DIV/0!</text:p>
          </table:covered-table-cell>
          <table:covered-table-cell/>
          <table:covered-table-cell table:style-name="ce9" table:formula="of:=[.W20]/([.W20]+[.X20])" office:value-type="string" office:string-value="" calcext:value-type="error">
            <text:p>#DIV/0!</text:p>
          </table:covered-table-cell>
          <table:covered-table-cell table:style-name="ce16" table:formula="of:=[.X20]/([.W20]+[.X20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6">
          <table:table-cell table:style-name="ce3" office:value-type="string" calcext:value-type="string" table:number-columns-spanned="24" table:number-rows-spanned="1">
            <text:p>Bottom – Against 4% OCT; Key: Period 1 = Pre-training; 2 = Post training w/ 4% OCT; 3 = w/ 6% OCT; 4 = w/ 8% OCT</text:p>
          </table:table-cell>
          <table:covered-table-cell table:style-name="ce11" table:formula="of:=[.B21]/([.B21]+[.C21])" office:value-type="string" office:string-value="" calcext:value-type="error">
            <text:p>#DIV/0!</text:p>
          </table:covered-table-cell>
          <table:covered-table-cell table:style-name="ce18" table:formula="of:=[.C21]/([.C21]+[.B21])" office:value-type="string" office:string-value="" calcext:value-type="error">
            <text:p>#DIV/0!</text:p>
          </table:covered-table-cell>
          <table:covered-table-cell/>
          <table:covered-table-cell table:style-name="ce9" table:formula="of:=[.E21]/([.E21]+[.F21])" office:value-type="string" office:string-value="" calcext:value-type="error">
            <text:p>#DIV/0!</text:p>
          </table:covered-table-cell>
          <table:covered-table-cell table:style-name="ce9" table:formula="of:=[.F21]/([.E21]+[.F21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21]/([.K21]+[.L21])" office:value-type="string" office:string-value="" calcext:value-type="error">
            <text:p>#DIV/0!</text:p>
          </table:covered-table-cell>
          <table:covered-table-cell table:style-name="ce9" table:formula="of:=[.L21]/([.L21]+[.K21])" office:value-type="string" office:string-value="" calcext:value-type="error">
            <text:p>#DIV/0!</text:p>
          </table:covered-table-cell>
          <table:covered-table-cell/>
          <table:covered-table-cell table:style-name="ce9" table:formula="of:=[.N21]/([.N21]+[.O21])" office:value-type="string" office:string-value="" calcext:value-type="error">
            <text:p>#DIV/0!</text:p>
          </table:covered-table-cell>
          <table:covered-table-cell table:style-name="ce16" table:formula="of:=[.O21]/([.O21]+[.N21])" office:value-type="string" office:string-value="" calcext:value-type="error">
            <text:p>#DIV/0!</text:p>
          </table:covered-table-cell>
          <table:covered-table-cell/>
          <table:covered-table-cell table:style-name="ce9" table:formula="of:=[.Q21]/([.Q21]+[.R21])" office:value-type="string" office:string-value="" calcext:value-type="error">
            <text:p>#DIV/0!</text:p>
          </table:covered-table-cell>
          <table:covered-table-cell table:style-name="ce9" table:formula="of:=[.R21]/([.Q21]+[.R21])" office:value-type="string" office:string-value="" calcext:value-type="error">
            <text:p>#DIV/0!</text:p>
          </table:covered-table-cell>
          <table:covered-table-cell/>
          <table:covered-table-cell table:style-name="ce9" table:formula="of:=[.T21]/([.T21]+[.U21])" office:value-type="string" office:string-value="" calcext:value-type="error">
            <text:p>#DIV/0!</text:p>
          </table:covered-table-cell>
          <table:covered-table-cell table:style-name="ce16" table:formula="of:=[.U21]/([.U21]+[.T21])" office:value-type="string" office:string-value="" calcext:value-type="error">
            <text:p>#DIV/0!</text:p>
          </table:covered-table-cell>
          <table:covered-table-cell/>
          <table:covered-table-cell table:style-name="ce9" table:formula="of:=[.W21]/([.W21]+[.X21])" office:value-type="string" office:string-value="" calcext:value-type="error">
            <text:p>#DIV/0!</text:p>
          </table:covered-table-cell>
          <table:covered-table-cell table:style-name="ce16" table:formula="of:=[.X21]/([.W21]+[.X21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5">
          <table:table-cell table:number-columns-spanned="24" table:number-rows-spanned="1"/>
          <table:covered-table-cell table:style-name="ce11" table:formula="of:=[.B22]/([.B22]+[.C22])" office:value-type="string" office:string-value="" calcext:value-type="error">
            <text:p>#DIV/0!</text:p>
          </table:covered-table-cell>
          <table:covered-table-cell table:style-name="ce18" table:formula="of:=[.C22]/([.C22]+[.B22])" office:value-type="string" office:string-value="" calcext:value-type="error">
            <text:p>#DIV/0!</text:p>
          </table:covered-table-cell>
          <table:covered-table-cell/>
          <table:covered-table-cell table:style-name="ce9" table:formula="of:=[.E22]/([.E22]+[.F22])" office:value-type="string" office:string-value="" calcext:value-type="error">
            <text:p>#DIV/0!</text:p>
          </table:covered-table-cell>
          <table:covered-table-cell table:style-name="ce9" table:formula="of:=[.F22]/([.E22]+[.F22])" office:value-type="string" office:string-value="" calcext:value-type="error">
            <text:p>#DIV/0!</text:p>
          </table:covered-table-cell>
          <table:covered-table-cell table:number-columns-repeated="4"/>
          <table:covered-table-cell table:style-name="ce9" table:formula="of:=[.K22]/([.K22]+[.L22])" office:value-type="string" office:string-value="" calcext:value-type="error">
            <text:p>#DIV/0!</text:p>
          </table:covered-table-cell>
          <table:covered-table-cell table:style-name="ce9" table:formula="of:=[.L22]/([.L22]+[.K22])" office:value-type="string" office:string-value="" calcext:value-type="error">
            <text:p>#DIV/0!</text:p>
          </table:covered-table-cell>
          <table:covered-table-cell/>
          <table:covered-table-cell table:style-name="ce9" table:formula="of:=[.N22]/([.N22]+[.O22])" office:value-type="string" office:string-value="" calcext:value-type="error">
            <text:p>#DIV/0!</text:p>
          </table:covered-table-cell>
          <table:covered-table-cell table:style-name="ce16" table:formula="of:=[.O22]/([.O22]+[.N22])" office:value-type="string" office:string-value="" calcext:value-type="error">
            <text:p>#DIV/0!</text:p>
          </table:covered-table-cell>
          <table:covered-table-cell/>
          <table:covered-table-cell table:style-name="ce9" table:formula="of:=[.Q22]/([.Q22]+[.R22])" office:value-type="string" office:string-value="" calcext:value-type="error">
            <text:p>#DIV/0!</text:p>
          </table:covered-table-cell>
          <table:covered-table-cell table:style-name="ce9" table:formula="of:=[.R22]/([.Q22]+[.R22])" office:value-type="string" office:string-value="" calcext:value-type="error">
            <text:p>#DIV/0!</text:p>
          </table:covered-table-cell>
          <table:covered-table-cell/>
          <table:covered-table-cell table:style-name="ce9" table:formula="of:=[.T22]/([.T22]+[.U22])" office:value-type="string" office:string-value="" calcext:value-type="error">
            <text:p>#DIV/0!</text:p>
          </table:covered-table-cell>
          <table:covered-table-cell table:style-name="ce16" table:formula="of:=[.U22]/([.U22]+[.T22])" office:value-type="string" office:string-value="" calcext:value-type="error">
            <text:p>#DIV/0!</text:p>
          </table:covered-table-cell>
          <table:covered-table-cell/>
          <table:covered-table-cell table:style-name="ce9" table:formula="of:=[.W22]/([.W22]+[.X22])" office:value-type="string" office:string-value="" calcext:value-type="error">
            <text:p>#DIV/0!</text:p>
          </table:covered-table-cell>
          <table:covered-table-cell table:style-name="ce16" table:formula="of:=[.X22]/([.W22]+[.X22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12" table:formula="of:=[.B23]/([.B23]+[.C23])" office:value-type="string" office:string-value="" calcext:value-type="error">
            <text:p>#DIV/0!</text:p>
          </table:covered-table-cell>
          <table:covered-table-cell table:style-name="ce19" table:formula="of:=[.C23]/([.C23]+[.B23])" office:value-type="string" office:string-value="" calcext:value-type="error">
            <text:p>#DIV/0!</text:p>
          </table:covered-table-cell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style-name="ce21" table:formula="of:=[.E23]/([.E23]+[.F23])" office:value-type="string" office:string-value="" calcext:value-type="error">
            <text:p>#DIV/0!</text:p>
          </table:covered-table-cell>
          <table:covered-table-cell table:style-name="ce21" table:formula="of:=[.F23]/([.E23]+[.F23])" office:value-type="string" office:string-value="" calcext:value-type="error">
            <text:p>#DIV/0!</text:p>
          </table:covered-table-cell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style-name="ce21" table:formula="of:=[.K23]/([.K23]+[.L23])" office:value-type="string" office:string-value="" calcext:value-type="error">
            <text:p>#DIV/0!</text:p>
          </table:covered-table-cell>
          <table:covered-table-cell table:style-name="ce21" table:formula="of:=[.L23]/([.L23]+[.K23])" office:value-type="string" office:string-value="" calcext:value-type="error">
            <text:p>#DIV/0!</text:p>
          </table:covered-table-cell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21" table:formula="of:=[.N23]/([.N23]+[.O23])" office:value-type="string" office:string-value="" calcext:value-type="error">
            <text:p>#DIV/0!</text:p>
          </table:covered-table-cell>
          <table:covered-table-cell table:style-name="ce25" table:formula="of:=[.O23]/([.O23]+[.N23])" office:value-type="string" office:string-value="" calcext:value-type="error">
            <text:p>#DIV/0!</text:p>
          </table:covered-table-cell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style-name="ce21" table:formula="of:=[.Q23]/([.Q23]+[.R23])" office:value-type="string" office:string-value="" calcext:value-type="error">
            <text:p>#DIV/0!</text:p>
          </table:covered-table-cell>
          <table:covered-table-cell table:style-name="ce21" table:formula="of:=[.R23]/([.Q23]+[.R23])" office:value-type="string" office:string-value="" calcext:value-type="error">
            <text:p>#DIV/0!</text:p>
          </table:covered-table-cell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21" table:formula="of:=[.T23]/([.T23]+[.U23])" office:value-type="string" office:string-value="" calcext:value-type="error">
            <text:p>#DIV/0!</text:p>
          </table:covered-table-cell>
          <table:covered-table-cell table:style-name="ce25" table:formula="of:=[.U23]/([.U23]+[.T23])" office:value-type="string" office:string-value="" calcext:value-type="error">
            <text:p>#DIV/0!</text:p>
          </table:covered-table-cell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21" table:formula="of:=[.W23]/([.W23]+[.X23])" office:value-type="string" office:string-value="" calcext:value-type="error">
            <text:p>#DIV/0!</text:p>
          </table:covered-table-cell>
          <table:covered-table-cell table:style-name="ce25" table:formula="of:=[.X23]/([.W23]+[.X23])" office:value-type="string" office:string-value="" calcext:value-type="error">
            <text:p>#DIV/0!</text:p>
          </table:covered-table-cell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SEM</text:p>
          </table:table-cell>
          <table:covered-table-cell table:style-name="ce35"/>
          <table:table-cell table:number-columns-repeated="995"/>
        </table:table-row>
        <table:table-row table:style-name="ro7"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For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Into MCH</text:p>
          </table:table-cell>
          <table:table-cell table:style-name="ce13" office:value-type="string" calcext:value-type="string">
            <text:p>Into OCT</text:p>
          </table:table-cell>
          <table:table-cell table:style-name="ce5" office:value-type="string" calcext:value-type="string">
            <text:p>MCH</text:p>
          </table:table-cell>
          <table:table-cell table:style-name="ce13" office:value-type="string" calcext:value-type="string">
            <text:p>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995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9" table:formula="of:=[.B25]/([.B25]+[.C25])" office:value-type="percentage" office:value="0.571428571428571" calcext:value-type="percentage">
            <text:p>57%</text:p>
          </table:table-cell>
          <table:table-cell table:style-name="ce16" table:formula="of:=[.C25]/([.C25]+[.B25])" office:value-type="percentage" office:value="0.428571428571429" calcext:value-type="percentage">
            <text:p>43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25]/([.E25]+[.F25])" office:value-type="percentage" office:value="0.5" calcext:value-type="percentage">
            <text:p>50%</text:p>
          </table:table-cell>
          <table:table-cell table:style-name="ce9" table:formula="of:=[.F25]/([.E25]+[.F2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25]/([.K25]+[.L25])" office:value-type="percentage" office:value="0.6" calcext:value-type="percentage">
            <text:p>60%</text:p>
          </table:table-cell>
          <table:table-cell table:style-name="ce9" table:formula="of:=[.L25]/([.L25]+[.K25])" office:value-type="percentage" office:value="0.4" calcext:value-type="percentage">
            <text:p>4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25]/([.N25]+[.O25])" office:value-type="percentage" office:value="0" calcext:value-type="percentage">
            <text:p>0%</text:p>
          </table:table-cell>
          <table:table-cell table:style-name="ce16" table:formula="of:=[.O25]/([.O25]+[.N25])" office:value-type="percentage" office:value="1" calcext:value-type="percentage">
            <text:p>10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25]/([.Q25]+[.R25])" office:value-type="percentage" office:value="0.5" calcext:value-type="percentage">
            <text:p>50%</text:p>
          </table:table-cell>
          <table:table-cell table:style-name="ce9" table:formula="of:=[.R25]/([.Q25]+[.R2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25]/([.T25]+[.U25])" office:value-type="percentage" office:value="0.5" calcext:value-type="percentage">
            <text:p>50%</text:p>
          </table:table-cell>
          <table:table-cell table:style-name="ce16" table:formula="of:=[.U25]/([.U25]+[.T25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25]/([.W25]+[.X25])" office:value-type="percentage" office:value="0.4" calcext:value-type="percentage">
            <text:p>40%</text:p>
          </table:table-cell>
          <table:table-cell table:style-name="ce16" table:formula="of:=[.X25]/([.W25]+[.X25])" office:value-type="percentage" office:value="0.6" calcext:value-type="percentage">
            <text:p>60%</text:p>
          </table:table-cell>
          <table:table-cell table:style-name="ce34" table:formula="of:=([.B61]+[.E61]+[.K61]+[.N61]+[.Q61]+[.T61]+[.W61])/7" office:value-type="percentage" office:value="0.438775510204082" calcext:value-type="percentage">
            <text:p>43.88%</text:p>
          </table:table-cell>
          <table:table-cell table:style-name="ce19" table:formula="of:=([.C61]+[.F61]+[.L61]+[.O61]+[.R61]+[.U61]+[.X61])/7" office:value-type="percentage" office:value="0.561224489795918" calcext:value-type="percentage">
            <text:p>56.12%</text:p>
          </table:table-cell>
          <table:table-cell table:style-name="ce12" table:formula="of:=STDEV([.B61];[.E61];[.K61];[.N61];[.Q61];[.T61];[.W61])/SQRT(7)" office:value-type="percentage" office:value="0.0769760280806293" calcext:value-type="percentage">
            <text:p>7.70%</text:p>
          </table:table-cell>
          <table:table-cell table:style-name="ce19" table:formula="of:=STDEV([.C61];[.F61];[.L61];[.O61];[.R61];[.U61];[.X61])/SQRT(7)" office:value-type="percentage" office:value="0.0769760280806293" calcext:value-type="percentage">
            <text:p>7.70%</text:p>
          </table:table-cell>
          <table:table-cell table:number-columns-repeated="995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26]/([.E26]+[.F26])" office:value-type="percentage" office:value="0.333333333333333" calcext:value-type="percentage">
            <text:p>33%</text:p>
          </table:table-cell>
          <table:table-cell table:style-name="ce9" table:formula="of:=[.F26]/([.E26]+[.F26])" office:value-type="percentage" office:value="0.666666666666667" calcext:value-type="percentage">
            <text:p>67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K26]/([.K26]+[.L26])" office:value-type="percentage" office:value="0.428571428571429" calcext:value-type="percentage">
            <text:p>43%</text:p>
          </table:table-cell>
          <table:table-cell table:style-name="ce9" table:formula="of:=[.L26]/([.L26]+[.K26])" office:value-type="percentage" office:value="0.571428571428571" calcext:value-type="percentage">
            <text:p>57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26]/([.N26]+[.O26])" office:value-type="percentage" office:value="0.444444444444444" calcext:value-type="percentage">
            <text:p>44%</text:p>
          </table:table-cell>
          <table:table-cell table:style-name="ce16" table:formula="of:=[.O26]/([.O26]+[.N26])" office:value-type="percentage" office:value="0.555555555555556" calcext:value-type="percentage">
            <text:p>56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Q26]/([.Q26]+[.R26])" office:value-type="percentage" office:value="0.25" calcext:value-type="percentage">
            <text:p>25%</text:p>
          </table:table-cell>
          <table:table-cell table:style-name="ce9" table:formula="of:=[.R26]/([.Q26]+[.R26])" office:value-type="percentage" office:value="0.75" calcext:value-type="percentage">
            <text:p>75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26]/([.T26]+[.U26])" office:value-type="percentage" office:value="0.5" calcext:value-type="percentage">
            <text:p>50%</text:p>
          </table:table-cell>
          <table:table-cell table:style-name="ce16" table:formula="of:=[.U26]/([.U26]+[.T26])" office:value-type="percentage" office:value="0.5" calcext:value-type="percentage">
            <text:p>5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26]/([.W26]+[.X26])" office:value-type="percentage" office:value="0.454545454545455" calcext:value-type="percentage">
            <text:p>45%</text:p>
          </table:table-cell>
          <table:table-cell table:style-name="ce16" table:formula="of:=[.X26]/([.W26]+[.X26])" office:value-type="percentage" office:value="0.545454545454545" calcext:value-type="percentage">
            <text:p>55%</text:p>
          </table:table-cell>
          <table:table-cell table:style-name="ce31" table:formula="of:=([.B62]+[.E62]+[.K62]+[.N62]+[.Q62]+[.T62]+[.W62])/7" office:value-type="percentage" office:value="0.415842094413523" calcext:value-type="percentage">
            <text:p>41.58%</text:p>
          </table:table-cell>
          <table:table-cell table:style-name="ce18" table:formula="of:=([.C62]+[.F62]+[.L62]+[.O62]+[.R62]+[.U62]+[.X62])/7" office:value-type="percentage" office:value="0.584157905586477" calcext:value-type="percentage">
            <text:p>58.42%</text:p>
          </table:table-cell>
          <table:table-cell table:style-name="ce11" table:formula="of:=STDEV([.B62];[.E62];[.K62];[.N62];[.Q62];[.T62];[.W62])/SQRT(7)" office:value-type="percentage" office:value="0.0348310488681583" calcext:value-type="percentage">
            <text:p>3.48%</text:p>
          </table:table-cell>
          <table:table-cell table:style-name="ce18" table:formula="of:=STDEV([.C62];[.F62];[.L62];[.O62];[.R62];[.U62];[.X62])/SQRT(7)" office:value-type="percentage" office:value="0.0348310488681583" calcext:value-type="percentage">
            <text:p>3.48%</text:p>
          </table:table-cell>
          <table:table-cell table:number-columns-repeated="995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9" table:formula="of:=[.B27]/([.B27]+[.C27])" office:value-type="percentage" office:value="0" calcext:value-type="percentage">
            <text:p>0%</text:p>
          </table:table-cell>
          <table:table-cell table:style-name="ce16" table:formula="of:=[.C27]/([.C27]+[.B27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E27]/([.E27]+[.F27])" office:value-type="percentage" office:value="0" calcext:value-type="percentage">
            <text:p>0%</text:p>
          </table:table-cell>
          <table:table-cell table:style-name="ce9" table:formula="of:=[.F27]/([.E27]+[.F27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K27]/([.K27]+[.L27])" office:value-type="percentage" office:value="0.538461538461538" calcext:value-type="percentage">
            <text:p>54%</text:p>
          </table:table-cell>
          <table:table-cell table:style-name="ce9" table:formula="of:=[.L27]/([.L27]+[.K27])" office:value-type="percentage" office:value="0.461538461538462" calcext:value-type="percentage">
            <text:p>46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N27]/([.N27]+[.O27])" office:value-type="percentage" office:value="0.5" calcext:value-type="percentage">
            <text:p>50%</text:p>
          </table:table-cell>
          <table:table-cell table:style-name="ce16" table:formula="of:=[.O27]/([.O27]+[.N27])" office:value-type="percentage" office:value="0.5" calcext:value-type="percentage">
            <text:p>5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Q27]/([.Q27]+[.R27])" office:value-type="percentage" office:value="0.555555555555556" calcext:value-type="percentage">
            <text:p>56%</text:p>
          </table:table-cell>
          <table:table-cell table:style-name="ce9" table:formula="of:=[.R27]/([.Q27]+[.R27])" office:value-type="percentage" office:value="0.444444444444444" calcext:value-type="percentage">
            <text:p>44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T27]/([.T27]+[.U27])" office:value-type="percentage" office:value="0" calcext:value-type="percentage">
            <text:p>0%</text:p>
          </table:table-cell>
          <table:table-cell table:style-name="ce16" table:formula="of:=[.U27]/([.U27]+[.T27])" office:value-type="percentage" office:value="1" calcext:value-type="percentage">
            <text:p>100%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[.W27]/([.W27]+[.X27])" office:value-type="percentage" office:value="0.384615384615385" calcext:value-type="percentage">
            <text:p>38%</text:p>
          </table:table-cell>
          <table:table-cell table:style-name="ce16" table:formula="of:=[.X27]/([.W27]+[.X27])" office:value-type="percentage" office:value="0.615384615384615" calcext:value-type="percentage">
            <text:p>62%</text:p>
          </table:table-cell>
          <table:table-cell table:style-name="ce31" table:formula="of:=([.B63]+[.E63]+[.K63]+[.N63]+[.Q63]+[.T63]+[.W63])/7" office:value-type="percentage" office:value="0.282661782661783" calcext:value-type="percentage">
            <text:p>28.27%</text:p>
          </table:table-cell>
          <table:table-cell table:style-name="ce18" table:formula="of:=([.C63]+[.F63]+[.L63]+[.O63]+[.R63]+[.U63]+[.X63])/7" office:value-type="percentage" office:value="0.717338217338217" calcext:value-type="percentage">
            <text:p>71.73%</text:p>
          </table:table-cell>
          <table:table-cell table:style-name="ce11" table:formula="of:=STDEV([.B63];[.E63];[.K63];[.N63];[.Q63];[.T63];[.W63])/SQRT(7)" office:value-type="percentage" office:value="0.102030342610035" calcext:value-type="percentage">
            <text:p>10.20%</text:p>
          </table:table-cell>
          <table:table-cell table:style-name="ce18" table:formula="of:=STDEV([.C63];[.F63];[.L63];[.O63];[.R63];[.U63];[.X63])/SQRT(7)" office:value-type="percentage" office:value="0.102030342610035" calcext:value-type="percentage">
            <text:p>10.20%</text:p>
          </table:table-cell>
          <table:table-cell table:number-columns-repeated="995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10" table:formula="of:=[.B28]/([.B28]+[.C28])" office:value-type="percentage" office:value="0.333333333333333" calcext:value-type="percentage">
            <text:p>33%</text:p>
          </table:table-cell>
          <table:table-cell table:style-name="ce17" table:formula="of:=[.C28]/([.C28]+[.B28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28]/([.E28]+[.F28])" office:value-type="percentage" office:value="0" calcext:value-type="percentage">
            <text:p>0%</text:p>
          </table:table-cell>
          <table:table-cell table:style-name="ce10" table:formula="of:=[.F28]/([.E28]+[.F28])" office:value-type="percentage" office:value="1" calcext:value-type="percentage">
            <text:p>100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10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28]/([.N28]+[.O28])" office:value-type="percentage" office:value="0.5" calcext:value-type="percentage">
            <text:p>50%</text:p>
          </table:table-cell>
          <table:table-cell table:style-name="ce17" table:formula="of:=[.O28]/([.O28]+[.N28])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28]/([.Q28]+[.R28])" office:value-type="percentage" office:value="0.333333333333333" calcext:value-type="percentage">
            <text:p>33%</text:p>
          </table:table-cell>
          <table:table-cell table:style-name="ce10" table:formula="of:=[.R28]/([.Q28]+[.R28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5" calcext:value-type="percentage">
            <text:p>50%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28]/([.W28]+[.X28])" office:value-type="percentage" office:value="0.333333333333333" calcext:value-type="percentage">
            <text:p>33%</text:p>
          </table:table-cell>
          <table:table-cell table:style-name="ce17" table:formula="of:=[.X28]/([.W28]+[.X28])" office:value-type="percentage" office:value="0.666666666666667" calcext:value-type="percentage">
            <text:p>67%</text:p>
          </table:table-cell>
          <table:table-cell table:style-name="ce32" table:formula="of:=([.B64]+[.E64]+[.K64]+[.N64]+[.Q64]+[.T64]+[.W64])/7" office:value-type="percentage" office:value="0.357142857142857" calcext:value-type="percentage">
            <text:p>35.71%</text:p>
          </table:table-cell>
          <table:table-cell table:style-name="ce36" table:formula="of:=([.C64]+[.F64]+[.L64]+[.O64]+[.R64]+[.U64]+[.X64])/7" office:value-type="percentage" office:value="0.642857142857143" calcext:value-type="percentage">
            <text:p>64.29%</text:p>
          </table:table-cell>
          <table:table-cell table:style-name="ce38" table:formula="of:=STDEV([.B64];[.E64];[.K64];[.N64];[.Q64];[.T64];[.W64])/SQRT(7)" office:value-type="percentage" office:value="0.0673435029701474" calcext:value-type="percentage">
            <text:p>6.73%</text:p>
          </table:table-cell>
          <table:table-cell table:style-name="ce36" table:formula="of:=STDEV([.C64];[.F64];[.L64];[.O64];[.R64];[.U64];[.X64])/SQRT(7)" office:value-type="percentage" office:value="0.0673435029701474" calcext:value-type="percentage">
            <text:p>6.73%</text:p>
          </table:table-cell>
          <table:table-cell table:number-columns-repeated="995"/>
        </table:table-row>
        <table:table-row table:style-name="ro5">
          <table:table-cell table:number-columns-spanned="24" table:number-rows-spanned="1"/>
          <table:covered-table-cell table:style-name="ce9" table:formula="of:=[.B29]/([.B29]+[.C29])" office:value-type="string" office:string-value="" calcext:value-type="error">
            <text:p>#DIV/0!</text:p>
          </table:covered-table-cell>
          <table:covered-table-cell table:style-name="ce16" table:formula="of:=[.C29]/([.C29]+[.B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E29]/([.E29]+[.F29])" office:value-type="string" office:string-value="" calcext:value-type="error">
            <text:p>#DIV/0!</text:p>
          </table:covered-table-cell>
          <table:covered-table-cell table:style-name="ce9" table:formula="of:=[.F29]/([.E29]+[.F29])" office:value-type="string" office:string-value="" calcext:value-type="error">
            <text:p>#DIV/0!</text:p>
          </table:covered-table-cell>
          <table:covered-table-cell table:number-columns-repeated="4" table:style-name="ce9"/>
          <table:covered-table-cell table:style-name="ce9" table:formula="of:=[.K29]/([.K29]+[.L29])" office:value-type="string" office:string-value="" calcext:value-type="error">
            <text:p>#DIV/0!</text:p>
          </table:covered-table-cell>
          <table:covered-table-cell table:style-name="ce9" table:formula="of:=[.L29]/([.L29]+[.K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N29]/([.N29]+[.O29])" office:value-type="string" office:string-value="" calcext:value-type="error">
            <text:p>#DIV/0!</text:p>
          </table:covered-table-cell>
          <table:covered-table-cell table:style-name="ce16" table:formula="of:=[.O29]/([.O29]+[.N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Q29]/([.Q29]+[.R29])" office:value-type="string" office:string-value="" calcext:value-type="error">
            <text:p>#DIV/0!</text:p>
          </table:covered-table-cell>
          <table:covered-table-cell table:style-name="ce9" table:formula="of:=[.R29]/([.Q29]+[.R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T29]/([.T29]+[.U29])" office:value-type="string" office:string-value="" calcext:value-type="error">
            <text:p>#DIV/0!</text:p>
          </table:covered-table-cell>
          <table:covered-table-cell table:style-name="ce16" table:formula="of:=[.U29]/([.U29]+[.T29])" office:value-type="string" office:string-value="" calcext:value-type="error">
            <text:p>#DIV/0!</text:p>
          </table:covered-table-cell>
          <table:covered-table-cell table:style-name="ce9"/>
          <table:covered-table-cell table:style-name="ce9" table:formula="of:=[.W29]/([.W29]+[.X29])" office:value-type="string" office:string-value="" calcext:value-type="error">
            <text:p>#DIV/0!</text:p>
          </table:covered-table-cell>
          <table:covered-table-cell table:style-name="ce16" table:formula="of:=[.X29]/([.W29]+[.X29])" office:value-type="string" office:string-value="" calcext:value-type="error">
            <text:p>#DIV/0!</text:p>
          </table:covered-table-cell>
          <table:table-cell table:number-columns-repeated="999"/>
        </table:table-row>
        <table:table-row table:style-name="ro6">
          <table:table-cell table:style-name="ce4" office:value-type="string" calcext:value-type="string" table:number-columns-spanned="3" table:number-rows-spanned="1">
            <text:p>Fly 1</text:p>
          </table:table-cell>
          <table:covered-table-cell table:style-name="ce12" table:formula="of:=[.B30]/([.B30]+[.C30])" office:value-type="string" office:string-value="" calcext:value-type="error">
            <text:p>#DIV/0!</text:p>
          </table:covered-table-cell>
          <table:covered-table-cell table:style-name="ce19" table:formula="of:=[.C30]/([.C30]+[.B30])" office:value-type="string" office:string-value="" calcext:value-type="error">
            <text:p>#DIV/0!</text:p>
          </table:covered-table-cell>
          <table:table-cell table:style-name="ce20" office:value-type="string" calcext:value-type="string" table:number-columns-spanned="3" table:number-rows-spanned="1">
            <text:p>Fly 2</text:p>
          </table:table-cell>
          <table:covered-table-cell table:style-name="ce21" table:formula="of:=[.E30]/([.E30]+[.F30])" office:value-type="string" office:string-value="" calcext:value-type="error">
            <text:p>#DIV/0!</text:p>
          </table:covered-table-cell>
          <table:covered-table-cell table:style-name="ce21" table:formula="of:=[.F30]/([.E30]+[.F30])" office:value-type="string" office:string-value="" calcext:value-type="error">
            <text:p>#DIV/0!</text:p>
          </table:covered-table-cell>
          <table:table-cell table:style-name="ce22" office:value-type="string" calcext:value-type="string" table:number-columns-spanned="3" table:number-rows-spanned="1">
            <text:p>Fly 3</text:p>
          </table:table-cell>
          <table:covered-table-cell table:style-name="ce7"/>
          <table:covered-table-cell table:style-name="ce14"/>
          <table:table-cell table:style-name="ce23" office:value-type="string" calcext:value-type="string" table:number-columns-spanned="3" table:number-rows-spanned="1">
            <text:p>Fly 4</text:p>
          </table:table-cell>
          <table:covered-table-cell table:style-name="ce21" table:formula="of:=[.K30]/([.K30]+[.L30])" office:value-type="string" office:string-value="" calcext:value-type="error">
            <text:p>#DIV/0!</text:p>
          </table:covered-table-cell>
          <table:covered-table-cell table:style-name="ce21" table:formula="of:=[.L30]/([.L30]+[.K30])" office:value-type="string" office:string-value="" calcext:value-type="error">
            <text:p>#DIV/0!</text:p>
          </table:covered-table-cell>
          <table:table-cell table:style-name="ce24" office:value-type="string" calcext:value-type="string" table:number-columns-spanned="3" table:number-rows-spanned="1">
            <text:p>Fly 5</text:p>
          </table:table-cell>
          <table:covered-table-cell table:style-name="ce21" table:formula="of:=[.N30]/([.N30]+[.O30])" office:value-type="string" office:string-value="" calcext:value-type="error">
            <text:p>#DIV/0!</text:p>
          </table:covered-table-cell>
          <table:covered-table-cell table:style-name="ce25" table:formula="of:=[.O30]/([.O30]+[.N30])" office:value-type="string" office:string-value="" calcext:value-type="error">
            <text:p>#DIV/0!</text:p>
          </table:covered-table-cell>
          <table:table-cell table:style-name="ce26" office:value-type="string" calcext:value-type="string" table:number-columns-spanned="3" table:number-rows-spanned="1">
            <text:p>Fly 6</text:p>
          </table:table-cell>
          <table:covered-table-cell table:style-name="ce21" table:formula="of:=[.Q30]/([.Q30]+[.R30])" office:value-type="string" office:string-value="" calcext:value-type="error">
            <text:p>#DIV/0!</text:p>
          </table:covered-table-cell>
          <table:covered-table-cell table:style-name="ce21" table:formula="of:=[.R30]/([.Q30]+[.R30])" office:value-type="string" office:string-value="" calcext:value-type="error">
            <text:p>#DIV/0!</text:p>
          </table:covered-table-cell>
          <table:table-cell table:style-name="ce27" office:value-type="string" calcext:value-type="string" table:number-columns-spanned="3" table:number-rows-spanned="1">
            <text:p>Fly 7</text:p>
          </table:table-cell>
          <table:covered-table-cell table:style-name="ce21" table:formula="of:=[.T30]/([.T30]+[.U30])" office:value-type="string" office:string-value="" calcext:value-type="error">
            <text:p>#DIV/0!</text:p>
          </table:covered-table-cell>
          <table:covered-table-cell table:style-name="ce25" table:formula="of:=[.U30]/([.U30]+[.T30])" office:value-type="string" office:string-value="" calcext:value-type="error">
            <text:p>#DIV/0!</text:p>
          </table:covered-table-cell>
          <table:table-cell table:style-name="ce28" office:value-type="string" calcext:value-type="string" table:number-columns-spanned="3" table:number-rows-spanned="1">
            <text:p>Fly 8</text:p>
          </table:table-cell>
          <table:covered-table-cell table:style-name="ce21" table:formula="of:=[.W30]/([.W30]+[.X30])" office:value-type="string" office:string-value="" calcext:value-type="error">
            <text:p>#DIV/0!</text:p>
          </table:covered-table-cell>
          <table:covered-table-cell table:style-name="ce25" table:formula="of:=[.X30]/([.W30]+[.X30])" office:value-type="string" office:string-value="" calcext:value-type="error">
            <text:p>#DIV/0!</text:p>
          </table:covered-table-cell>
          <table:table-cell table:style-name="ce33" office:value-type="string" calcext:value-type="string" table:number-columns-spanned="2" table:number-rows-spanned="1">
            <text:p>Mean</text:p>
          </table:table-cell>
          <table:covered-table-cell table:style-name="ce35"/>
          <table:table-cell table:style-name="ce39" office:value-type="string" calcext:value-type="string" table:number-columns-spanned="2" table:number-rows-spanned="1">
            <text:p>SEM</text:p>
          </table:table-cell>
          <table:covered-table-cell table:style-name="ce35"/>
          <table:table-cell table:number-columns-repeated="995"/>
        </table:table-row>
        <table:table-row table:style-name="ro7"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8" office:value-type="string" calcext:value-type="string">
            <text:p>For OCT</text:p>
          </table:table-cell>
          <table:table-cell table:style-name="ce13" office:value-type="string" calcext:value-type="string">
            <text:p>For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8" office:value-type="string" calcext:value-type="string">
            <text:p>Period</text:p>
          </table:table-cell>
          <table:table-cell table:style-name="ce13" office:value-type="string" calcext:value-type="string">
            <text:p>Into OCT</text:p>
          </table:table-cell>
          <table:table-cell table:style-name="ce8" office:value-type="string" calcext:value-type="string">
            <text:p>Into MCH</text:p>
          </table:table-cell>
          <table:table-cell table:style-name="ce5" office:value-type="string" calcext:value-type="string">
            <text:p>MCH</text:p>
          </table:table-cell>
          <table:table-cell table:style-name="ce13" office:value-type="string" calcext:value-type="string">
            <text:p>OCT</text:p>
          </table:table-cell>
          <table:table-cell table:style-name="ce30" office:value-type="string" calcext:value-type="string">
            <text:p>MCH</text:p>
          </table:table-cell>
          <table:table-cell table:style-name="ce14" office:value-type="string" calcext:value-type="string">
            <text:p>OCT</text:p>
          </table:table-cell>
          <table:table-cell table:number-columns-repeated="995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9" table:formula="of:=[.B32]/([.B32]+[.C32])" office:value-type="percentage" office:value="0.5" calcext:value-type="percentage">
            <text:p>50%</text:p>
          </table:table-cell>
          <table:table-cell table:style-name="ce16" table:formula="of:=[.C32]/([.C32]+[.B32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E32]/([.E32]+[.F32])" office:value-type="percentage" office:value="0.444444444444444" calcext:value-type="percentage">
            <text:p>44%</text:p>
          </table:table-cell>
          <table:table-cell table:style-name="ce9" table:formula="of:=[.F32]/([.E32]+[.F32])" office:value-type="percentage" office:value="0.555555555555556" calcext:value-type="percentage">
            <text:p>56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K32]/([.K32]+[.L32])" office:value-type="percentage" office:value="0.375" calcext:value-type="percentage">
            <text:p>38%</text:p>
          </table:table-cell>
          <table:table-cell table:style-name="ce9" table:formula="of:=[.L32]/([.L32]+[.K32])" office:value-type="percentage" office:value="0.625" calcext:value-type="percentage">
            <text:p>63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N32]/([.N32]+[.O32])" office:value-type="percentage" office:value="0.5" calcext:value-type="percentage">
            <text:p>50%</text:p>
          </table:table-cell>
          <table:table-cell table:style-name="ce16" table:formula="of:=[.O32]/([.O32]+[.N32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Q32]/([.Q32]+[.R32])" office:value-type="percentage" office:value="0.428571428571429" calcext:value-type="percentage">
            <text:p>43%</text:p>
          </table:table-cell>
          <table:table-cell table:style-name="ce9" table:formula="of:=[.R32]/([.Q32]+[.R32])" office:value-type="percentage" office:value="0.571428571428571" calcext:value-type="percentage">
            <text:p>57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T32]/([.T32]+[.U32])" office:value-type="percentage" office:value="0.5" calcext:value-type="percentage">
            <text:p>50%</text:p>
          </table:table-cell>
          <table:table-cell table:style-name="ce16" table:formula="of:=[.U32]/([.U32]+[.T32])" office:value-type="percentage" office:value="0.5" calcext:value-type="percentage">
            <text:p>50%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[.W32]/([.W32]+[.X32])" office:value-type="percentage" office:value="0.444444444444444" calcext:value-type="percentage">
            <text:p>44%</text:p>
          </table:table-cell>
          <table:table-cell table:style-name="ce16" table:formula="of:=[.X32]/([.W32]+[.X32])" office:value-type="percentage" office:value="0.555555555555556" calcext:value-type="percentage">
            <text:p>56%</text:p>
          </table:table-cell>
          <table:table-cell table:style-name="ce34" table:formula="of:=([.C68]+[.F68]+[.L68]+[.O68]+[.R68]+[.U68]+[.X68])/7" office:value-type="percentage" office:value="0.543934240362812" calcext:value-type="percentage">
            <text:p>54.39%</text:p>
          </table:table-cell>
          <table:table-cell table:style-name="ce19" table:formula="of:=([.B68]+[.E68]+[.K68]+[.N68]+[.Q68]+[.T68]+[.W68])/7" office:value-type="percentage" office:value="0.456065759637188" calcext:value-type="percentage">
            <text:p>45.61%</text:p>
          </table:table-cell>
          <table:table-cell table:style-name="ce12" table:formula="of:=STDEV([.C68];[.F68];[.L68];[.O68];[.R68];[.U68];[.X68])/SQRT(7)" office:value-type="percentage" office:value="0.0178541431690893" calcext:value-type="percentage">
            <text:p>1.79%</text:p>
          </table:table-cell>
          <table:table-cell table:style-name="ce19" table:formula="of:=STDEV([.B68];[.E68];[.K68];[.N68];[.Q68];[.T68];[.W68])/SQRT(7)" office:value-type="percentage" office:value="0.0178541431690893" calcext:value-type="percentage">
            <text:p>1.79%</text:p>
          </table:table-cell>
          <table:table-cell table:number-columns-repeated="995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9" table:formula="of:=[.B33]/([.B33]+[.C33])" office:value-type="percentage" office:value="0.2" calcext:value-type="percentage">
            <text:p>20%</text:p>
          </table:table-cell>
          <table:table-cell table:style-name="ce16" table:formula="of:=[.C33]/([.C33]+[.B33])" office:value-type="percentage" office:value="0.8" calcext:value-type="percentage">
            <text:p>8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E33]/([.E33]+[.F33])" office:value-type="percentage" office:value="0.375" calcext:value-type="percentage">
            <text:p>38%</text:p>
          </table:table-cell>
          <table:table-cell table:style-name="ce9" table:formula="of:=[.F33]/([.E33]+[.F33])" office:value-type="percentage" office:value="0.625" calcext:value-type="percentage">
            <text:p>63%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K33]/([.K33]+[.L33])" office:value-type="percentage" office:value="0.428571428571429" calcext:value-type="percentage">
            <text:p>43%</text:p>
          </table:table-cell>
          <table:table-cell table:style-name="ce9" table:formula="of:=[.L33]/([.L33]+[.K33])" office:value-type="percentage" office:value="0.571428571428571" calcext:value-type="percentage">
            <text:p>57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N33]/([.N33]+[.O33])" office:value-type="percentage" office:value="0" calcext:value-type="percentage">
            <text:p>0%</text:p>
          </table:table-cell>
          <table:table-cell table:style-name="ce16" table:formula="of:=[.O33]/([.O33]+[.N33])" office:value-type="percentage" office:value="1" calcext:value-type="percentage">
            <text:p>10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Q33]/([.Q33]+[.R33])" office:value-type="percentage" office:value="0" calcext:value-type="percentage">
            <text:p>0%</text:p>
          </table:table-cell>
          <table:table-cell table:style-name="ce9" table:formula="of:=[.R33]/([.Q33]+[.R33])" office:value-type="percentage" office:value="1" calcext:value-type="percentage">
            <text:p>10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T33]/([.T33]+[.U33])" office:value-type="percentage" office:value="0.6" calcext:value-type="percentage">
            <text:p>60%</text:p>
          </table:table-cell>
          <table:table-cell table:style-name="ce16" table:formula="of:=[.U33]/([.U33]+[.T33])" office:value-type="percentage" office:value="0.4" calcext:value-type="percentage">
            <text:p>40%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formula="of:=[.W33]/([.W33]+[.X33])" office:value-type="percentage" office:value="1" calcext:value-type="percentage">
            <text:p>100%</text:p>
          </table:table-cell>
          <table:table-cell table:style-name="ce16" table:formula="of:=[.X33]/([.W33]+[.X33])" office:value-type="percentage" office:value="0" calcext:value-type="percentage">
            <text:p>0%</text:p>
          </table:table-cell>
          <table:table-cell table:style-name="ce31" table:formula="of:=([.C69]+[.F69]+[.L69]+[.O69]+[.R69]+[.U69]+[.X69])/7" office:value-type="percentage" office:value="0.628061224489796" calcext:value-type="percentage">
            <text:p>62.81%</text:p>
          </table:table-cell>
          <table:table-cell table:style-name="ce18" table:formula="of:=([.B69]+[.E69]+[.K69]+[.N69]+[.Q69]+[.T69]+[.W69])/7" office:value-type="percentage" office:value="0.371938775510204" calcext:value-type="percentage">
            <text:p>37.19%</text:p>
          </table:table-cell>
          <table:table-cell table:style-name="ce11" table:formula="of:=STDEV([.C69];[.F69];[.L69];[.O69];[.R69];[.U69];[.X69])/SQRT(7)" office:value-type="percentage" office:value="0.134157805116244" calcext:value-type="percentage">
            <text:p>13.42%</text:p>
          </table:table-cell>
          <table:table-cell table:style-name="ce18" table:formula="of:=STDEV([.B69];[.E69];[.K69];[.N69];[.Q69];[.T69];[.W69])/SQRT(7)" office:value-type="percentage" office:value="0.134157805116244" calcext:value-type="percentage">
            <text:p>13.42%</text:p>
          </table:table-cell>
          <table:table-cell table:number-columns-repeated="995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9" table:formula="of:=[.B34]/([.B34]+[.C34])" office:value-type="percentage" office:value="1" calcext:value-type="percentage">
            <text:p>100%</text:p>
          </table:table-cell>
          <table:table-cell table:style-name="ce16" table:formula="of:=[.C34]/([.C34]+[.B34])" office:value-type="percentage" office:value="0" calcext:value-type="percentage">
            <text:p>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E34]/([.E34]+[.F34])" office:value-type="percentage" office:value="0.444444444444444" calcext:value-type="percentage">
            <text:p>44%</text:p>
          </table:table-cell>
          <table:table-cell table:style-name="ce9" table:formula="of:=[.F34]/([.E34]+[.F34])" office:value-type="percentage" office:value="0.555555555555556" calcext:value-type="percentage">
            <text:p>56%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K34]/([.K34]+[.L34])" office:value-type="percentage" office:value="0.666666666666667" calcext:value-type="percentage">
            <text:p>67%</text:p>
          </table:table-cell>
          <table:table-cell table:style-name="ce9" table:formula="of:=[.L34]/([.L34]+[.K34])" office:value-type="percentage" office:value="0.333333333333333" calcext:value-type="percentage">
            <text:p>33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N34]/([.N34]+[.O34])" office:value-type="percentage" office:value="0.5" calcext:value-type="percentage">
            <text:p>50%</text:p>
          </table:table-cell>
          <table:table-cell table:style-name="ce16" table:formula="of:=[.O34]/([.O34]+[.N34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Q34]/([.Q34]+[.R34])" office:value-type="percentage" office:value="0" calcext:value-type="percentage">
            <text:p>0%</text:p>
          </table:table-cell>
          <table:table-cell table:style-name="ce9" table:formula="of:=[.R34]/([.Q34]+[.R34])" office:value-type="percentage" office:value="1" calcext:value-type="percentage">
            <text:p>10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T34]/([.T34]+[.U34])" office:value-type="percentage" office:value="0.5" calcext:value-type="percentage">
            <text:p>50%</text:p>
          </table:table-cell>
          <table:table-cell table:style-name="ce16" table:formula="of:=[.U34]/([.U34]+[.T34])" office:value-type="percentage" office:value="0.5" calcext:value-type="percentage">
            <text:p>50%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[.W34]/([.W34]+[.X34])" office:value-type="percentage" office:value="0.4" calcext:value-type="percentage">
            <text:p>40%</text:p>
          </table:table-cell>
          <table:table-cell table:style-name="ce16" table:formula="of:=[.X34]/([.W34]+[.X34])" office:value-type="percentage" office:value="0.6" calcext:value-type="percentage">
            <text:p>60%</text:p>
          </table:table-cell>
          <table:table-cell table:style-name="ce31" table:formula="of:=([.C70]+[.F70]+[.L70]+[.O70]+[.R70]+[.U70]+[.X70])/7" office:value-type="percentage" office:value="0.498412698412698" calcext:value-type="percentage">
            <text:p>49.84%</text:p>
          </table:table-cell>
          <table:table-cell table:style-name="ce18" table:formula="of:=([.B70]+[.E70]+[.K70]+[.N70]+[.Q70]+[.T70]+[.W70])/7" office:value-type="percentage" office:value="0.501587301587302" calcext:value-type="percentage">
            <text:p>50.16%</text:p>
          </table:table-cell>
          <table:table-cell table:style-name="ce11" table:formula="of:=STDEV([.C70];[.F70];[.L70];[.O70];[.R70];[.U70];[.X70])/SQRT(7)" office:value-type="percentage" office:value="0.113478187629937" calcext:value-type="percentage">
            <text:p>11.35%</text:p>
          </table:table-cell>
          <table:table-cell table:style-name="ce18" table:formula="of:=STDEV([.B70];[.E70];[.K70];[.N70];[.Q70];[.T70];[.W70])/SQRT(7)" office:value-type="percentage" office:value="0.113478187629937" calcext:value-type="percentage">
            <text:p>11.35%</text:p>
          </table:table-cell>
          <table:table-cell table:number-columns-repeated="995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10" table:formula="of:=[.B35]/([.B35]+[.C35])" office:value-type="percentage" office:value="0.333333333333333" calcext:value-type="percentage">
            <text:p>33%</text:p>
          </table:table-cell>
          <table:table-cell table:style-name="ce17" table:formula="of:=[.C35]/([.C35]+[.B35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E35]/([.E35]+[.F35])" office:value-type="percentage" office:value="0.555555555555556" calcext:value-type="percentage">
            <text:p>56%</text:p>
          </table:table-cell>
          <table:table-cell table:style-name="ce10" table:formula="of:=[.F35]/([.E35]+[.F35])" office:value-type="percentage" office:value="0.444444444444444" calcext:value-type="percentage">
            <text:p>44%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%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K35]/([.K35]+[.L35])" office:value-type="percentage" office:value="0.5" calcext:value-type="percentage">
            <text:p>50%</text:p>
          </table:table-cell>
          <table:table-cell table:style-name="ce10" table:formula="of:=[.L35]/([.L35]+[.K35])" office:value-type="percentage" office:value="0.5" calcext:value-type="percentage">
            <text:p>5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N35]/([.N35]+[.O35])" office:value-type="percentage" office:value="0.333333333333333" calcext:value-type="percentage">
            <text:p>33%</text:p>
          </table:table-cell>
          <table:table-cell table:style-name="ce17" table:formula="of:=[.O35]/([.O35]+[.N35])" office:value-type="percentage" office:value="0.666666666666667" calcext:value-type="percentage">
            <text:p>67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Q35]/([.Q35]+[.R35])" office:value-type="percentage" office:value="0.4" calcext:value-type="percentage">
            <text:p>40%</text:p>
          </table:table-cell>
          <table:table-cell table:style-name="ce10" table:formula="of:=[.R35]/([.Q35]+[.R35])" office:value-type="percentage" office:value="0.6" calcext:value-type="percentage">
            <text:p>60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T35]/([.T35]+[.U35])" office:value-type="percentage" office:value="0.454545454545455" calcext:value-type="percentage">
            <text:p>45%</text:p>
          </table:table-cell>
          <table:table-cell table:style-name="ce17" table:formula="of:=[.U35]/([.U35]+[.T35])" office:value-type="percentage" office:value="0.545454545454545" calcext:value-type="percentage">
            <text:p>55%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[.W35]/([.W35]+[.X35])" office:value-type="percentage" office:value="0" calcext:value-type="percentage">
            <text:p>0%</text:p>
          </table:table-cell>
          <table:table-cell table:style-name="ce17" table:formula="of:=[.X35]/([.W35]+[.X35])" office:value-type="percentage" office:value="1" calcext:value-type="percentage">
            <text:p>100%</text:p>
          </table:table-cell>
          <table:table-cell table:style-name="ce32" table:formula="of:=([.C71]+[.F71]+[.L71]+[.O71]+[.R71]+[.U71]+[.X71])/7" office:value-type="percentage" office:value="0.631890331890332" calcext:value-type="percentage">
            <text:p>63.19%</text:p>
          </table:table-cell>
          <table:table-cell table:style-name="ce36" table:formula="of:=([.B71]+[.E71]+[.K71]+[.N71]+[.Q71]+[.T71]+[.W71])/7" office:value-type="percentage" office:value="0.368109668109668" calcext:value-type="percentage">
            <text:p>36.81%</text:p>
          </table:table-cell>
          <table:table-cell table:style-name="ce38" table:formula="of:=STDEV([.C71];[.F71];[.L71];[.O71];[.R71];[.U71];[.X71])/SQRT(7)" office:value-type="percentage" office:value="0.068823908063593" calcext:value-type="percentage">
            <text:p>6.88%</text:p>
          </table:table-cell>
          <table:table-cell table:style-name="ce36" table:formula="of:=STDEV([.B71];[.E71];[.K71];[.N71];[.Q71];[.T71];[.W71])/SQRT(7)" office:value-type="percentage" office:value="0.068823908063593" calcext:value-type="percentage">
            <text:p>6.88%</text:p>
          </table:table-cell>
          <table:table-cell table:number-columns-repeated="995"/>
        </table:table-row>
        <table:table-row table:style-name="ro5" table:number-rows-repeated="104850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6:50:57.409000000</meta:creation-date>
    <dc:date>2016-08-16T16:56:26.025000000</dc:date>
    <meta:editing-duration>PT5M28S</meta:editing-duration>
    <meta:editing-cycles>1</meta:editing-cycles>
    <meta:document-statistic meta:table-count="1" meta:cell-count="1298" meta:object-count="2"/>
    <meta:generator>LibreOffice/5.1.3.2$Windows_X86_64 LibreOffice_project/644e4637d1d8544fd9f56425bd6cec110e4930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AA43:Sheet1.AA47" chart:error-lower-range="Sheet1.AA43:Sheet1.AA4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 chart:error-category="cell-range" chart:error-upper-range="Sheet1.AA43:Sheet1.AA47" chart:error-lower-range="Sheet1.AA43:Sheet1.AA4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AA43:Sheet1.AA47" chart:error-lower-range="Sheet1.AA43:Sheet1.AA47" loext:std-weight="1"/>
      <style:graphic-properties draw:stroke="solid" svg:stroke-width="0cm" svg:stroke-color="#004586" svg:stroke-opacity="100%" draw:stroke-linejoin="round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 chart:error-category="cell-range" chart:error-upper-range="Sheet1.AA43:Sheet1.AA47" chart:error-lower-range="Sheet1.AA43:Sheet1.AA47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A43:Sheet1.AA47" chart:error-lower-range="Sheet1.AA43:Sheet1.AA47" loext:std-weight="1"/>
      <style:graphic-properties draw:stroke="solid" svg:stroke-width="0cm" svg:stroke-color="#ff420e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465cm" svg:height="4.435cm" xlink:href=".." xlink:type="simple" chart:class="chart:line" chart:style-name="ch1">
        <chart:legend chart:legend-position="end" svg:x="5.354cm" svg:y="1.669cm" style:legend-expansion="high" chart:style-name="ch2"/>
        <chart:plot-area chart:style-name="ch3" table:cell-range-address="Sheet1.Y42:Sheet1.Z47" chart:data-source-has-labels="row" svg:x="0.149cm" svg:y="0.088cm" svg:width="5.056cm" svg:height="4.259cm">
          <chartooo:coordinate-region svg:x="1.564cm" svg:y="0.288cm" svg:width="3.547cm" svg:height="3.4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Y43:Sheet1.Y47" chart:label-cell-address="Sheet1.Y42:Sheet1.Y42" chart:class="chart:line">
            <chart:error-indicator chart:style-name="ch8" chart:dimension="y"/>
            <chart:data-point chart:repeated="5"/>
          </chart:series>
          <chart:series chart:style-name="ch9" chart:values-cell-range-address="Sheet1.Z43:Sheet1.Z47" chart:label-cell-address="Sheet1.Z42:Sheet1.Z42" chart:class="chart:line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  <draw:g>
                  <svg:desc>Sheet1.Y42:Sheet1.Y42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OCT</text:p>
                <draw:g>
                  <svg:desc>Sheet1.Z42:Sheet1.Z42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0283446712018">
                <text:p>0.500283446712018</text:p>
                <draw:g>
                  <svg:desc>Sheet1.Y43:Sheet1.Y47</svg:desc>
                </draw:g>
              </table:table-cell>
              <table:table-cell office:value-type="float" office:value="0.0479377025811318">
                <text:p>0.0479377025811318</text:p>
                <draw:g>
                  <svg:desc>Sheet1.AA43:Sheet1.AA47</svg:desc>
                </draw:g>
              </table:table-cell>
              <table:table-cell office:value-type="float" office:value="0.0479377025811318">
                <text:p>0.0479377025811318</text:p>
                <draw:g>
                  <svg:desc>Sheet1.AA43:Sheet1.AA47</svg:desc>
                </draw:g>
              </table:table-cell>
              <table:table-cell office:value-type="float" office:value="0.499716553287982">
                <text:p>0.499716553287982</text:p>
                <draw:g>
                  <svg:desc>Sheet1.Z43:Sheet1.Z47</svg:desc>
                </draw:g>
              </table:table-cell>
              <table:table-cell office:value-type="float" office:value="0.0479377025811318">
                <text:p>0.0479377025811318</text:p>
                <draw:g>
                  <svg:desc>Sheet1.AA43:Sheet1.AA47</svg:desc>
                </draw:g>
              </table:table-cell>
              <table:table-cell office:value-type="float" office:value="0.0479377025811318">
                <text:p>0.0479377025811318</text:p>
                <draw:g>
                  <svg:desc>Sheet1.AA43:Sheet1.A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5014005602241">
                <text:p>0.485014005602241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514985994397759">
                <text:p>0.514985994397759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568398268398268">
                <text:p>0.568398268398268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492310863739435">
                <text:p>0.49231086373943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 chart:error-category="cell-range" chart:error-upper-range="Sheet1.AA51:Sheet1.AA54" chart:error-lower-range="Sheet1.AA51:Sheet1.AA5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AA51:Sheet1.AA54" chart:error-lower-range="Sheet1.AA51:Sheet1.AA54" loext:std-weight="1"/>
      <style:graphic-properties draw:stroke="solid" svg:stroke-width="0cm" svg:stroke-color="#004586" svg:stroke-opacity="100%" draw:stroke-linejoin="round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 chart:error-category="cell-range" chart:error-upper-range="Sheet1.AB51:Sheet1.AB54" chart:error-lower-range="Sheet1.AB51:Sheet1.AB5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B51:Sheet1.AB54" chart:error-lower-range="Sheet1.AB51:Sheet1.AB54" loext:std-weight="1"/>
      <style:graphic-properties draw:stroke="solid" svg:stroke-width="0cm" svg:stroke-color="#ff420e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56cm" svg:height="3.307cm" xlink:href=".." xlink:type="simple" chart:class="chart:line" chart:style-name="ch1">
        <chart:legend chart:legend-position="end" svg:x="4.449cm" svg:y="1.105cm" style:legend-expansion="high" chart:style-name="ch2"/>
        <chart:plot-area chart:style-name="ch3" table:cell-range-address="Sheet1.Y50:Sheet1.Z54" chart:data-source-has-labels="row" svg:x="0.131cm" svg:y="0.066cm" svg:width="4.187cm" svg:height="3.175cm">
          <chartooo:coordinate-region svg:x="1.546cm" svg:y="0.265cm" svg:width="2.678cm" svg:height="2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Y51:Sheet1.Y54" chart:label-cell-address="Sheet1.Y50:Sheet1.Y50" chart:class="chart:line">
            <chart:error-indicator chart:style-name="ch8" chart:dimension="y"/>
            <chart:data-point chart:repeated="4"/>
          </chart:series>
          <chart:series chart:style-name="ch9" chart:values-cell-range-address="Sheet1.Z51:Sheet1.Z54" chart:label-cell-address="Sheet1.Z50:Sheet1.Z50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  <draw:g>
                  <svg:desc>Sheet1.Y50:Sheet1.Y50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OCT</text:p>
                <draw:g>
                  <svg:desc>Sheet1.Z50:Sheet1.Z50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402777777778">
                <text:p>0.543402777777778</text:p>
                <draw:g>
                  <svg:desc>Sheet1.Y51:Sheet1.Y54</svg:desc>
                </draw:g>
              </table:table-cell>
              <table:table-cell office:value-type="float" office:value="0.0974146869042203">
                <text:p>0.0974146869042203</text:p>
                <draw:g>
                  <svg:desc>Sheet1.AA51:Sheet1.AA54</svg:desc>
                </draw:g>
              </table:table-cell>
              <table:table-cell office:value-type="float" office:value="0.0974146869042203">
                <text:p>0.0974146869042203</text:p>
                <draw:g>
                  <svg:desc>Sheet1.AA51:Sheet1.AA54</svg:desc>
                </draw:g>
              </table:table-cell>
              <table:table-cell office:value-type="float" office:value="0.456597222222222">
                <text:p>0.456597222222222</text:p>
                <draw:g>
                  <svg:desc>Sheet1.Z51:Sheet1.Z54</svg:desc>
                </draw:g>
              </table:table-cell>
              <table:table-cell office:value-type="float" office:value="0.0974146869042203">
                <text:p>0.0974146869042203</text:p>
                <draw:g>
                  <svg:desc>Sheet1.AB51:Sheet1.AB54</svg:desc>
                </draw:g>
              </table:table-cell>
              <table:table-cell office:value-type="float" office:value="0.0974146869042203">
                <text:p>0.0974146869042203</text:p>
                <draw:g>
                  <svg:desc>Sheet1.AB51:Sheet1.A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5789473684211">
                <text:p>0.515789473684211</text:p>
              </table:table-cell>
              <table:table-cell office:value-type="float" office:value="0.0956957877438025">
                <text:p>0.0956957877438025</text:p>
              </table:table-cell>
              <table:table-cell office:value-type="float" office:value="0.0956957877438025">
                <text:p>0.0956957877438025</text:p>
              </table:table-cell>
              <table:table-cell office:value-type="float" office:value="0.484210526315789">
                <text:p>0.484210526315789</text:p>
              </table:table-cell>
              <table:table-cell office:value-type="float" office:value="0.0956957877438026">
                <text:p>0.0956957877438026</text:p>
              </table:table-cell>
              <table:table-cell office:value-type="float" office:value="0.0956957877438026">
                <text:p>0.0956957877438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952380952381">
                <text:p>0.55952380952381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44047619047619">
                <text:p>0.44047619047619</text:p>
              </table:table-cell>
              <table:table-cell office:value-type="float" office:value="0.0629940788348712">
                <text:p>0.0629940788348712</text:p>
              </table:table-cell>
              <table:table-cell office:value-type="float" office:value="0.0629940788348712">
                <text:p>0.0629940788348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8004807692308">
                <text:p>0.328004807692308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671995192307692">
                <text:p>0.671995192307692</text:p>
              </table:table-cell>
              <table:table-cell office:value-type="float" office:value="0.098100791113546">
                <text:p>0.098100791113546</text:p>
              </table:table-cell>
              <table:table-cell office:value-type="float" office:value="0.098100791113546">
                <text:p>0.098100791113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